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2.833cm" style:rel-column-width="10921*"/>
    </style:style>
    <style:style style:name="Tabla1.B" style:family="table-column">
      <style:table-column-properties style:column-width="2.833cm" style:rel-column-width="10923*"/>
    </style:style>
    <style:style style:name="Tabla1.C" style:family="table-column">
      <style:table-column-properties style:column-width="2.833cm" style:rel-column-width="10922*"/>
    </style:style>
    <style:style style:name="Tabla1.F" style:family="table-column">
      <style:table-column-properties style:column-width="2.835cm" style:rel-column-width="10924*"/>
    </style:style>
    <style:style style:name="Tabla1.A1" style:family="table-cell">
      <style:table-cell-properties fo:padding="0.097cm" fo:border-left="0.05pt solid #000000" fo:border-right="none" fo:border-top="0.05pt solid #000000" fo:border-bottom="0.05pt solid #000000"/>
    </style:style>
    <style:style style:name="Tabla1.F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F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2.833cm" style:rel-column-width="10921*"/>
    </style:style>
    <style:style style:name="Tabla2.B" style:family="table-column">
      <style:table-column-properties style:column-width="2.833cm" style:rel-column-width="10923*"/>
    </style:style>
    <style:style style:name="Tabla2.C" style:family="table-column">
      <style:table-column-properties style:column-width="2.833cm" style:rel-column-width="10922*"/>
    </style:style>
    <style:style style:name="Tabla2.F" style:family="table-column">
      <style:table-column-properties style:column-width="2.835cm" style:rel-column-width="10924*"/>
    </style:style>
    <style:style style:name="Tabla2.A1" style:family="table-cell">
      <style:table-cell-properties fo:padding="0.097cm" fo:border-left="0.05pt solid #000000" fo:border-right="none" fo:border-top="0.05pt solid #000000" fo:border-bottom="0.05pt solid #000000"/>
    </style:style>
    <style:style style:name="Tabla2.F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F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2.833cm" style:rel-column-width="10921*"/>
    </style:style>
    <style:style style:name="Tabla3.B" style:family="table-column">
      <style:table-column-properties style:column-width="2.833cm" style:rel-column-width="10923*"/>
    </style:style>
    <style:style style:name="Tabla3.C" style:family="table-column">
      <style:table-column-properties style:column-width="2.833cm" style:rel-column-width="10922*"/>
    </style:style>
    <style:style style:name="Tabla3.F" style:family="table-column">
      <style:table-column-properties style:column-width="2.835cm" style:rel-column-width="10924*"/>
    </style:style>
    <style:style style:name="Tabla3.A1" style:family="table-cell">
      <style:table-cell-properties fo:padding="0.097cm" fo:border-left="0.05pt solid #000000" fo:border-right="none" fo:border-top="0.05pt solid #000000" fo:border-bottom="0.05pt solid #000000"/>
    </style:style>
    <style:style style:name="Tabla3.F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2.833cm" style:rel-column-width="10921*"/>
    </style:style>
    <style:style style:name="Tabla4.B" style:family="table-column">
      <style:table-column-properties style:column-width="2.833cm" style:rel-column-width="10923*"/>
    </style:style>
    <style:style style:name="Tabla4.C" style:family="table-column">
      <style:table-column-properties style:column-width="2.833cm" style:rel-column-width="10922*"/>
    </style:style>
    <style:style style:name="Tabla4.F" style:family="table-column">
      <style:table-column-properties style:column-width="2.835cm" style:rel-column-width="10924*"/>
    </style:style>
    <style:style style:name="Tabla4.A1" style:family="table-cell">
      <style:table-cell-properties fo:padding="0.097cm" fo:border-left="0.05pt solid #000000" fo:border-right="none" fo:border-top="0.05pt solid #000000" fo:border-bottom="0.05pt solid #000000"/>
    </style:style>
    <style:style style:name="Tabla4.F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F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2.833cm" style:rel-column-width="10921*"/>
    </style:style>
    <style:style style:name="Tabla5.B" style:family="table-column">
      <style:table-column-properties style:column-width="2.833cm" style:rel-column-width="10923*"/>
    </style:style>
    <style:style style:name="Tabla5.C" style:family="table-column">
      <style:table-column-properties style:column-width="2.833cm" style:rel-column-width="10922*"/>
    </style:style>
    <style:style style:name="Tabla5.F" style:family="table-column">
      <style:table-column-properties style:column-width="2.835cm" style:rel-column-width="10924*"/>
    </style:style>
    <style:style style:name="Tabla5.A1" style:family="table-cell">
      <style:table-cell-properties fo:padding="0.097cm" fo:border-left="0.05pt solid #000000" fo:border-right="none" fo:border-top="0.05pt solid #000000" fo:border-bottom="0.05pt solid #000000"/>
    </style:style>
    <style:style style:name="Tabla5.F1" style:family="table-cell">
      <style:table-cell-properties fo:padding="0.097cm" fo:border="0.05pt solid #000000"/>
    </style:style>
    <style:style style:name="Tabla5.A2" style:family="table-cell">
      <style:table-cell-properties style:vertical-align="middle" fo:padding="0.097cm" fo:border-left="0.05pt solid #000000" fo:border-right="none" fo:border-top="none" fo:border-bottom="0.05pt solid #000000"/>
    </style:style>
    <style:style style:name="Tabla5.C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none" fo:border-top="none" fo:border-bottom="0.05pt solid #000000"/>
    </style:style>
    <style:style style:name="Tabla5.E2" style:family="table-cell">
      <style:table-cell-properties fo:padding="0.097cm" fo:border-left="0.05pt solid #000000" fo:border-right="none" fo:border-top="none" fo:border-bottom="0.05pt solid #000000"/>
    </style:style>
    <style:style style:name="Tabla5.F2" style:family="table-cell">
      <style:table-cell-properties fo:padding="0.097cm" fo:border-left="0.05pt solid #000000" fo:border-right="0.05pt solid #000000" fo:border-top="none" fo:border-bottom="0.05pt solid #000000"/>
    </style:style>
    <style:style style:name="Tabla5.C3" style:family="table-cell">
      <style:table-cell-properties fo:padding="0.097cm" fo:border-left="0.05pt solid #000000" fo:border-right="none" fo:border-top="none" fo:border-bottom="0.05pt solid #000000"/>
    </style:style>
    <style:style style:name="Tabla5.D3" style:family="table-cell">
      <style:table-cell-properties fo:padding="0.097cm" fo:border-left="0.05pt solid #000000" fo:border-right="none" fo:border-top="none" fo:border-bottom="0.05pt solid #000000"/>
    </style:style>
    <style:style style:name="Tabla5.E3" style:family="table-cell">
      <style:table-cell-properties fo:padding="0.097cm" fo:border-left="0.05pt solid #000000" fo:border-right="none" fo:border-top="none" fo:border-bottom="0.05pt solid #000000"/>
    </style:style>
    <style:style style:name="Tabla5.F3" style:family="table-cell">
      <style:table-cell-properties fo:padding="0.097cm" fo:border-left="0.05pt solid #000000" fo:border-right="0.05pt solid #000000" fo:border-top="none" fo:border-bottom="0.05pt solid #000000"/>
    </style:style>
    <style:style style:name="Tabla5.C4" style:family="table-cell">
      <style:table-cell-properties fo:padding="0.097cm" fo:border-left="0.05pt solid #000000" fo:border-right="none" fo:border-top="none" fo:border-bottom="0.05pt solid #000000"/>
    </style:style>
    <style:style style:name="Tabla5.D4" style:family="table-cell">
      <style:table-cell-properties fo:padding="0.097cm" fo:border-left="0.05pt solid #000000" fo:border-right="none" fo:border-top="none" fo:border-bottom="0.05pt solid #000000"/>
    </style:style>
    <style:style style:name="Tabla5.E4" style:family="table-cell">
      <style:table-cell-properties fo:padding="0.097cm" fo:border-left="0.05pt solid #000000" fo:border-right="none" fo:border-top="none" fo:border-bottom="0.05pt solid #000000"/>
    </style:style>
    <style:style style:name="Tabla5.F4" style:family="table-cell">
      <style:table-cell-properties fo:padding="0.097cm" fo:border-left="0.05pt solid #000000" fo:border-right="0.05pt solid #000000" fo:border-top="none" fo:border-bottom="0.05pt solid #000000"/>
    </style:style>
    <style:style style:name="Tabla5.C5" style:family="table-cell">
      <style:table-cell-properties fo:padding="0.097cm" fo:border-left="0.05pt solid #000000" fo:border-right="none" fo:border-top="none" fo:border-bottom="0.05pt solid #000000"/>
    </style:style>
    <style:style style:name="Tabla5.D5" style:family="table-cell">
      <style:table-cell-properties fo:padding="0.097cm" fo:border-left="0.05pt solid #000000" fo:border-right="none" fo:border-top="none" fo:border-bottom="0.05pt solid #000000"/>
    </style:style>
    <style:style style:name="Tabla5.E5" style:family="table-cell">
      <style:table-cell-properties fo:padding="0.097cm" fo:border-left="0.05pt solid #000000" fo:border-right="none" fo:border-top="none" fo:border-bottom="0.05pt solid #000000"/>
    </style:style>
    <style:style style:name="Tabla5.F5" style:family="table-cell">
      <style:table-cell-properties fo:padding="0.097cm" fo:border-left="0.05pt solid #000000" fo:border-right="0.05pt solid #000000" fo:border-top="none" fo:border-bottom="0.05pt solid #000000"/>
    </style:style>
    <style:style style:name="Tabla5.C6" style:family="table-cell">
      <style:table-cell-properties fo:padding="0.097cm" fo:border-left="0.05pt solid #000000" fo:border-right="none" fo:border-top="none" fo:border-bottom="0.05pt solid #000000"/>
    </style:style>
    <style:style style:name="Tabla5.D6" style:family="table-cell">
      <style:table-cell-properties fo:padding="0.097cm" fo:border-left="0.05pt solid #000000" fo:border-right="none" fo:border-top="none" fo:border-bottom="0.05pt solid #000000"/>
    </style:style>
    <style:style style:name="Tabla5.E6" style:family="table-cell">
      <style:table-cell-properties fo:padding="0.097cm" fo:border-left="0.05pt solid #000000" fo:border-right="none" fo:border-top="none" fo:border-bottom="0.05pt solid #000000"/>
    </style:style>
    <style:style style:name="Tabla5.F6" style:family="table-cell">
      <style:table-cell-properties fo:padding="0.097cm" fo:border-left="0.05pt solid #000000" fo:border-right="0.05pt solid #000000" fo:border-top="none" fo:border-bottom="0.05pt solid #000000"/>
    </style:style>
    <style:style style:name="Tabla5.C7" style:family="table-cell">
      <style:table-cell-properties fo:padding="0.097cm" fo:border-left="0.05pt solid #000000" fo:border-right="none" fo:border-top="none" fo:border-bottom="0.05pt solid #000000"/>
    </style:style>
    <style:style style:name="Tabla5.D7" style:family="table-cell">
      <style:table-cell-properties fo:padding="0.097cm" fo:border-left="0.05pt solid #000000" fo:border-right="none" fo:border-top="none" fo:border-bottom="0.05pt solid #000000"/>
    </style:style>
    <style:style style:name="Tabla5.E7" style:family="table-cell">
      <style:table-cell-properties fo:padding="0.097cm" fo:border-left="0.05pt solid #000000" fo:border-right="none" fo:border-top="none" fo:border-bottom="0.05pt solid #000000"/>
    </style:style>
    <style:style style:name="Tabla5.F7" style:family="table-cell">
      <style:table-cell-properties fo:padding="0.097cm" fo:border-left="0.05pt solid #000000" fo:border-right="0.05pt solid #000000" fo:border-top="none" fo:border-bottom="0.05pt solid #000000"/>
    </style:style>
    <style:style style:name="Tabla5.C8" style:family="table-cell">
      <style:table-cell-properties fo:padding="0.097cm" fo:border-left="0.05pt solid #000000" fo:border-right="none" fo:border-top="none" fo:border-bottom="0.05pt solid #000000"/>
    </style:style>
    <style:style style:name="Tabla5.D8" style:family="table-cell">
      <style:table-cell-properties fo:padding="0.097cm" fo:border-left="0.05pt solid #000000" fo:border-right="none" fo:border-top="none" fo:border-bottom="0.05pt solid #000000"/>
    </style:style>
    <style:style style:name="Tabla5.E8" style:family="table-cell">
      <style:table-cell-properties fo:padding="0.097cm" fo:border-left="0.05pt solid #000000" fo:border-right="none" fo:border-top="none" fo:border-bottom="0.05pt solid #000000"/>
    </style:style>
    <style:style style:name="Tabla5.F8" style:family="table-cell">
      <style:table-cell-properties fo:padding="0.097cm" fo:border-left="0.05pt solid #000000" fo:border-right="0.05pt solid #000000" fo:border-top="none" fo:border-bottom="0.05pt solid #000000"/>
    </style:style>
    <style:style style:name="Tabla5.C9" style:family="table-cell">
      <style:table-cell-properties fo:padding="0.097cm" fo:border-left="0.05pt solid #000000" fo:border-right="none" fo:border-top="none" fo:border-bottom="0.05pt solid #000000"/>
    </style:style>
    <style:style style:name="Tabla5.D9" style:family="table-cell">
      <style:table-cell-properties fo:padding="0.097cm" fo:border-left="0.05pt solid #000000" fo:border-right="none" fo:border-top="none" fo:border-bottom="0.05pt solid #000000"/>
    </style:style>
    <style:style style:name="Tabla5.E9" style:family="table-cell">
      <style:table-cell-properties fo:padding="0.097cm" fo:border-left="0.05pt solid #000000" fo:border-right="none" fo:border-top="none" fo:border-bottom="0.05pt solid #000000"/>
    </style:style>
    <style:style style:name="Tabla5.F9" style:family="table-cell">
      <style:table-cell-properties fo:padding="0.097cm" fo:border-left="0.05pt solid #000000" fo:border-right="0.05pt solid #000000" fo:border-top="none" fo:border-bottom="0.05pt solid #000000"/>
    </style:style>
    <style:style style:name="Tabla5.C10" style:family="table-cell">
      <style:table-cell-properties fo:padding="0.097cm" fo:border-left="0.05pt solid #000000" fo:border-right="none" fo:border-top="none" fo:border-bottom="0.05pt solid #000000"/>
    </style:style>
    <style:style style:name="Tabla5.D10" style:family="table-cell">
      <style:table-cell-properties fo:padding="0.097cm" fo:border-left="0.05pt solid #000000" fo:border-right="none" fo:border-top="none" fo:border-bottom="0.05pt solid #000000"/>
    </style:style>
    <style:style style:name="Tabla5.E10" style:family="table-cell">
      <style:table-cell-properties fo:padding="0.097cm" fo:border-left="0.05pt solid #000000" fo:border-right="none" fo:border-top="none" fo:border-bottom="0.05pt solid #000000"/>
    </style:style>
    <style:style style:name="Tabla5.F10" style:family="table-cell">
      <style:table-cell-properties fo:padding="0.097cm" fo:border-left="0.05pt solid #000000" fo:border-right="0.05pt solid #000000" fo:border-top="none" fo:border-bottom="0.05pt solid #000000"/>
    </style:style>
    <style:style style:name="Tabla5.C11" style:family="table-cell">
      <style:table-cell-properties fo:padding="0.097cm" fo:border-left="0.05pt solid #000000" fo:border-right="none" fo:border-top="none" fo:border-bottom="0.05pt solid #000000"/>
    </style:style>
    <style:style style:name="Tabla5.D11" style:family="table-cell">
      <style:table-cell-properties fo:padding="0.097cm" fo:border-left="0.05pt solid #000000" fo:border-right="none" fo:border-top="none" fo:border-bottom="0.05pt solid #000000"/>
    </style:style>
    <style:style style:name="Tabla5.E11" style:family="table-cell">
      <style:table-cell-properties fo:padding="0.097cm" fo:border-left="0.05pt solid #000000" fo:border-right="none" fo:border-top="none" fo:border-bottom="0.05pt solid #000000"/>
    </style:style>
    <style:style style:name="Tabla5.F11"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2.833cm" style:rel-column-width="10921*"/>
    </style:style>
    <style:style style:name="Tabla6.B" style:family="table-column">
      <style:table-column-properties style:column-width="2.833cm" style:rel-column-width="10923*"/>
    </style:style>
    <style:style style:name="Tabla6.C" style:family="table-column">
      <style:table-column-properties style:column-width="2.833cm" style:rel-column-width="10922*"/>
    </style:style>
    <style:style style:name="Tabla6.F" style:family="table-column">
      <style:table-column-properties style:column-width="2.835cm" style:rel-column-width="10924*"/>
    </style:style>
    <style:style style:name="Tabla6.A1" style:family="table-cell">
      <style:table-cell-properties fo:padding="0.097cm" fo:border-left="0.05pt solid #000000" fo:border-right="none" fo:border-top="0.05pt solid #000000" fo:border-bottom="0.05pt solid #000000"/>
    </style:style>
    <style:style style:name="Tabla6.F1" style:family="table-cell">
      <style:table-cell-properties fo:padding="0.097cm" fo:border="0.05pt solid #000000"/>
    </style:style>
    <style:style style:name="Tabla6.A2" style:family="table-cell">
      <style:table-cell-properties style:vertical-align="middle"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padding="0.097cm" fo:border-left="0.05pt solid #000000" fo:border-right="none" fo:border-top="none" fo:border-bottom="0.05pt solid #000000"/>
    </style:style>
    <style:style style:name="Tabla6.F2" style:family="table-cell">
      <style:table-cell-properties fo:padding="0.097cm" fo:border-left="0.05pt solid #000000" fo:border-right="0.05pt solid #000000"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E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0.05pt solid #000000"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E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0.05pt solid #000000"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E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0.05pt solid #000000" fo:border-top="none" fo:border-bottom="0.05pt solid #000000"/>
    </style:style>
    <style:style style:name="Tabla6.C6" style:family="table-cell">
      <style:table-cell-properties fo:padding="0.097cm" fo:border-left="0.05pt solid #000000" fo:border-right="none" fo:border-top="none" fo:border-bottom="0.05pt solid #000000"/>
    </style:style>
    <style:style style:name="Tabla6.D6" style:family="table-cell">
      <style:table-cell-properties fo:padding="0.097cm" fo:border-left="0.05pt solid #000000" fo:border-right="none" fo:border-top="none" fo:border-bottom="0.05pt solid #000000"/>
    </style:style>
    <style:style style:name="Tabla6.E6" style:family="table-cell">
      <style:table-cell-properties fo:padding="0.097cm" fo:border-left="0.05pt solid #000000" fo:border-right="none" fo:border-top="none" fo:border-bottom="0.05pt solid #000000"/>
    </style:style>
    <style:style style:name="Tabla6.F6" style:family="table-cell">
      <style:table-cell-properties fo:padding="0.097cm" fo:border-left="0.05pt solid #000000" fo:border-right="0.05pt solid #000000" fo:border-top="none" fo:border-bottom="0.05pt solid #000000"/>
    </style:style>
    <style:style style:name="Tabla6.C7" style:family="table-cell">
      <style:table-cell-properties fo:padding="0.097cm" fo:border-left="0.05pt solid #000000" fo:border-right="none" fo:border-top="none" fo:border-bottom="0.05pt solid #000000"/>
    </style:style>
    <style:style style:name="Tabla6.D7" style:family="table-cell">
      <style:table-cell-properties fo:padding="0.097cm" fo:border-left="0.05pt solid #000000" fo:border-right="none" fo:border-top="none" fo:border-bottom="0.05pt solid #000000"/>
    </style:style>
    <style:style style:name="Tabla6.E7" style:family="table-cell">
      <style:table-cell-properties fo:padding="0.097cm" fo:border-left="0.05pt solid #000000" fo:border-right="none" fo:border-top="none" fo:border-bottom="0.05pt solid #000000"/>
    </style:style>
    <style:style style:name="Tabla6.F7" style:family="table-cell">
      <style:table-cell-properties fo:padding="0.097cm" fo:border-left="0.05pt solid #000000" fo:border-right="0.05pt solid #000000" fo:border-top="none" fo:border-bottom="0.05pt solid #000000"/>
    </style:style>
    <style:style style:name="Tabla6.C8" style:family="table-cell">
      <style:table-cell-properties fo:padding="0.097cm" fo:border-left="0.05pt solid #000000" fo:border-right="none" fo:border-top="none" fo:border-bottom="0.05pt solid #000000"/>
    </style:style>
    <style:style style:name="Tabla6.D8" style:family="table-cell">
      <style:table-cell-properties fo:padding="0.097cm" fo:border-left="0.05pt solid #000000" fo:border-right="none" fo:border-top="none" fo:border-bottom="0.05pt solid #000000"/>
    </style:style>
    <style:style style:name="Tabla6.E8" style:family="table-cell">
      <style:table-cell-properties fo:padding="0.097cm" fo:border-left="0.05pt solid #000000" fo:border-right="none" fo:border-top="none" fo:border-bottom="0.05pt solid #000000"/>
    </style:style>
    <style:style style:name="Tabla6.F8" style:family="table-cell">
      <style:table-cell-properties fo:padding="0.097cm" fo:border-left="0.05pt solid #000000" fo:border-right="0.05pt solid #000000" fo:border-top="none" fo:border-bottom="0.05pt solid #000000"/>
    </style:style>
    <style:style style:name="Tabla6.C9" style:family="table-cell">
      <style:table-cell-properties fo:padding="0.097cm" fo:border-left="0.05pt solid #000000" fo:border-right="none" fo:border-top="none" fo:border-bottom="0.05pt solid #000000"/>
    </style:style>
    <style:style style:name="Tabla6.D9" style:family="table-cell">
      <style:table-cell-properties fo:padding="0.097cm" fo:border-left="0.05pt solid #000000" fo:border-right="none" fo:border-top="none" fo:border-bottom="0.05pt solid #000000"/>
    </style:style>
    <style:style style:name="Tabla6.E9" style:family="table-cell">
      <style:table-cell-properties fo:padding="0.097cm" fo:border-left="0.05pt solid #000000" fo:border-right="none" fo:border-top="none" fo:border-bottom="0.05pt solid #000000"/>
    </style:style>
    <style:style style:name="Tabla6.F9" style:family="table-cell">
      <style:table-cell-properties fo:padding="0.097cm" fo:border-left="0.05pt solid #000000" fo:border-right="0.05pt solid #000000" fo:border-top="none" fo:border-bottom="0.05pt solid #000000"/>
    </style:style>
    <style:style style:name="Tabla6.C10" style:family="table-cell">
      <style:table-cell-properties fo:padding="0.097cm" fo:border-left="0.05pt solid #000000" fo:border-right="none" fo:border-top="none" fo:border-bottom="0.05pt solid #000000"/>
    </style:style>
    <style:style style:name="Tabla6.D10" style:family="table-cell">
      <style:table-cell-properties fo:padding="0.097cm" fo:border-left="0.05pt solid #000000" fo:border-right="none" fo:border-top="none" fo:border-bottom="0.05pt solid #000000"/>
    </style:style>
    <style:style style:name="Tabla6.E10" style:family="table-cell">
      <style:table-cell-properties fo:padding="0.097cm" fo:border-left="0.05pt solid #000000" fo:border-right="none" fo:border-top="none" fo:border-bottom="0.05pt solid #000000"/>
    </style:style>
    <style:style style:name="Tabla6.F10" style:family="table-cell">
      <style:table-cell-properties fo:padding="0.097cm" fo:border-left="0.05pt solid #000000" fo:border-right="0.05pt solid #000000" fo:border-top="none" fo:border-bottom="0.05pt solid #000000"/>
    </style:style>
    <style:style style:name="Tabla6.C11" style:family="table-cell">
      <style:table-cell-properties fo:padding="0.097cm" fo:border-left="0.05pt solid #000000" fo:border-right="none" fo:border-top="none" fo:border-bottom="0.05pt solid #000000"/>
    </style:style>
    <style:style style:name="Tabla6.D11" style:family="table-cell">
      <style:table-cell-properties fo:padding="0.097cm" fo:border-left="0.05pt solid #000000" fo:border-right="none" fo:border-top="none" fo:border-bottom="0.05pt solid #000000"/>
    </style:style>
    <style:style style:name="Tabla6.E11" style:family="table-cell">
      <style:table-cell-properties fo:padding="0.097cm" fo:border-left="0.05pt solid #000000" fo:border-right="none" fo:border-top="none" fo:border-bottom="0.05pt solid #000000"/>
    </style:style>
    <style:style style:name="Tabla6.F11"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2.833cm" style:rel-column-width="10921*"/>
    </style:style>
    <style:style style:name="Tabla7.B" style:family="table-column">
      <style:table-column-properties style:column-width="2.833cm" style:rel-column-width="10923*"/>
    </style:style>
    <style:style style:name="Tabla7.C" style:family="table-column">
      <style:table-column-properties style:column-width="2.833cm" style:rel-column-width="10922*"/>
    </style:style>
    <style:style style:name="Tabla7.F" style:family="table-column">
      <style:table-column-properties style:column-width="2.835cm" style:rel-column-width="10924*"/>
    </style:style>
    <style:style style:name="Tabla7.A1" style:family="table-cell">
      <style:table-cell-properties fo:padding="0.097cm" fo:border-left="0.05pt solid #000000" fo:border-right="none" fo:border-top="0.05pt solid #000000" fo:border-bottom="0.05pt solid #000000"/>
    </style:style>
    <style:style style:name="Tabla7.F1" style:family="table-cell">
      <style:table-cell-properties fo:padding="0.097cm" fo:border="0.05pt solid #000000"/>
    </style:style>
    <style:style style:name="Tabla7.A2" style:family="table-cell">
      <style:table-cell-properties style:vertical-align="middle" fo:padding="0.097cm" fo:border-left="0.05pt solid #000000" fo:border-right="none" fo:border-top="none" fo:border-bottom="0.05pt solid #000000"/>
    </style:style>
    <style:style style:name="Tabla7.C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none" fo:border-top="none" fo:border-bottom="0.05pt solid #000000"/>
    </style:style>
    <style:style style:name="Tabla7.E2" style:family="table-cell">
      <style:table-cell-properties fo:padding="0.097cm" fo:border-left="0.05pt solid #000000" fo:border-right="none" fo:border-top="none" fo:border-bottom="0.05pt solid #000000"/>
    </style:style>
    <style:style style:name="Tabla7.F2" style:family="table-cell">
      <style:table-cell-properties fo:padding="0.097cm" fo:border-left="0.05pt solid #000000" fo:border-right="0.05pt solid #000000" fo:border-top="none" fo:border-bottom="0.05pt solid #000000"/>
    </style:style>
    <style:style style:name="Tabla7.C3" style:family="table-cell">
      <style:table-cell-properties fo:padding="0.097cm" fo:border-left="0.05pt solid #000000" fo:border-right="none" fo:border-top="none" fo:border-bottom="0.05pt solid #000000"/>
    </style:style>
    <style:style style:name="Tabla7.D3" style:family="table-cell">
      <style:table-cell-properties fo:padding="0.097cm" fo:border-left="0.05pt solid #000000" fo:border-right="none" fo:border-top="none" fo:border-bottom="0.05pt solid #000000"/>
    </style:style>
    <style:style style:name="Tabla7.E3" style:family="table-cell">
      <style:table-cell-properties fo:padding="0.097cm" fo:border-left="0.05pt solid #000000" fo:border-right="none" fo:border-top="none" fo:border-bottom="0.05pt solid #000000"/>
    </style:style>
    <style:style style:name="Tabla7.F3" style:family="table-cell">
      <style:table-cell-properties fo:padding="0.097cm" fo:border-left="0.05pt solid #000000" fo:border-right="0.05pt solid #000000"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none" fo:border-top="none" fo:border-bottom="0.05pt solid #000000"/>
    </style:style>
    <style:style style:name="Tabla7.E4" style:family="table-cell">
      <style:table-cell-properties fo:padding="0.097cm" fo:border-left="0.05pt solid #000000" fo:border-right="none" fo:border-top="none" fo:border-bottom="0.05pt solid #000000"/>
    </style:style>
    <style:style style:name="Tabla7.F4" style:family="table-cell">
      <style:table-cell-properties fo:padding="0.097cm" fo:border-left="0.05pt solid #000000" fo:border-right="0.05pt solid #000000" fo:border-top="none" fo:border-bottom="0.05pt solid #000000"/>
    </style:style>
    <style:style style:name="Tabla7.C5" style:family="table-cell">
      <style:table-cell-properties fo:padding="0.097cm" fo:border-left="0.05pt solid #000000" fo:border-right="none" fo:border-top="none" fo:border-bottom="0.05pt solid #000000"/>
    </style:style>
    <style:style style:name="Tabla7.D5" style:family="table-cell">
      <style:table-cell-properties fo:padding="0.097cm" fo:border-left="0.05pt solid #000000" fo:border-right="none" fo:border-top="none" fo:border-bottom="0.05pt solid #000000"/>
    </style:style>
    <style:style style:name="Tabla7.E5" style:family="table-cell">
      <style:table-cell-properties fo:padding="0.097cm" fo:border-left="0.05pt solid #000000" fo:border-right="none" fo:border-top="none" fo:border-bottom="0.05pt solid #000000"/>
    </style:style>
    <style:style style:name="Tabla7.F5" style:family="table-cell">
      <style:table-cell-properties fo:padding="0.097cm" fo:border-left="0.05pt solid #000000" fo:border-right="0.05pt solid #000000" fo:border-top="none" fo:border-bottom="0.05pt solid #000000"/>
    </style:style>
    <style:style style:name="Tabla7.C6" style:family="table-cell">
      <style:table-cell-properties fo:padding="0.097cm" fo:border-left="0.05pt solid #000000" fo:border-right="none" fo:border-top="none" fo:border-bottom="0.05pt solid #000000"/>
    </style:style>
    <style:style style:name="Tabla7.D6" style:family="table-cell">
      <style:table-cell-properties fo:padding="0.097cm" fo:border-left="0.05pt solid #000000" fo:border-right="none" fo:border-top="none" fo:border-bottom="0.05pt solid #000000"/>
    </style:style>
    <style:style style:name="Tabla7.E6" style:family="table-cell">
      <style:table-cell-properties fo:padding="0.097cm" fo:border-left="0.05pt solid #000000" fo:border-right="none" fo:border-top="none" fo:border-bottom="0.05pt solid #000000"/>
    </style:style>
    <style:style style:name="Tabla7.F6" style:family="table-cell">
      <style:table-cell-properties fo:padding="0.097cm" fo:border-left="0.05pt solid #000000" fo:border-right="0.05pt solid #000000" fo:border-top="none" fo:border-bottom="0.05pt solid #000000"/>
    </style:style>
    <style:style style:name="Tabla7.C7" style:family="table-cell">
      <style:table-cell-properties fo:padding="0.097cm" fo:border-left="0.05pt solid #000000" fo:border-right="none" fo:border-top="none" fo:border-bottom="0.05pt solid #000000"/>
    </style:style>
    <style:style style:name="Tabla7.D7" style:family="table-cell">
      <style:table-cell-properties fo:padding="0.097cm" fo:border-left="0.05pt solid #000000" fo:border-right="none" fo:border-top="none" fo:border-bottom="0.05pt solid #000000"/>
    </style:style>
    <style:style style:name="Tabla7.E7" style:family="table-cell">
      <style:table-cell-properties fo:padding="0.097cm" fo:border-left="0.05pt solid #000000" fo:border-right="none" fo:border-top="none" fo:border-bottom="0.05pt solid #000000"/>
    </style:style>
    <style:style style:name="Tabla7.F7" style:family="table-cell">
      <style:table-cell-properties fo:padding="0.097cm" fo:border-left="0.05pt solid #000000" fo:border-right="0.05pt solid #000000" fo:border-top="none" fo:border-bottom="0.05pt solid #000000"/>
    </style:style>
    <style:style style:name="Tabla7.C8" style:family="table-cell">
      <style:table-cell-properties fo:padding="0.097cm" fo:border-left="0.05pt solid #000000" fo:border-right="none" fo:border-top="none" fo:border-bottom="0.05pt solid #000000"/>
    </style:style>
    <style:style style:name="Tabla7.D8" style:family="table-cell">
      <style:table-cell-properties fo:padding="0.097cm" fo:border-left="0.05pt solid #000000" fo:border-right="none" fo:border-top="none" fo:border-bottom="0.05pt solid #000000"/>
    </style:style>
    <style:style style:name="Tabla7.E8" style:family="table-cell">
      <style:table-cell-properties fo:padding="0.097cm" fo:border-left="0.05pt solid #000000" fo:border-right="none" fo:border-top="none" fo:border-bottom="0.05pt solid #000000"/>
    </style:style>
    <style:style style:name="Tabla7.F8" style:family="table-cell">
      <style:table-cell-properties fo:padding="0.097cm" fo:border-left="0.05pt solid #000000" fo:border-right="0.05pt solid #000000" fo:border-top="none" fo:border-bottom="0.05pt solid #000000"/>
    </style:style>
    <style:style style:name="Tabla7.C9" style:family="table-cell">
      <style:table-cell-properties fo:padding="0.097cm" fo:border-left="0.05pt solid #000000" fo:border-right="none" fo:border-top="none" fo:border-bottom="0.05pt solid #000000"/>
    </style:style>
    <style:style style:name="Tabla7.D9" style:family="table-cell">
      <style:table-cell-properties fo:padding="0.097cm" fo:border-left="0.05pt solid #000000" fo:border-right="none" fo:border-top="none" fo:border-bottom="0.05pt solid #000000"/>
    </style:style>
    <style:style style:name="Tabla7.E9" style:family="table-cell">
      <style:table-cell-properties fo:padding="0.097cm" fo:border-left="0.05pt solid #000000" fo:border-right="none" fo:border-top="none" fo:border-bottom="0.05pt solid #000000"/>
    </style:style>
    <style:style style:name="Tabla7.F9" style:family="table-cell">
      <style:table-cell-properties fo:padding="0.097cm" fo:border-left="0.05pt solid #000000" fo:border-right="0.05pt solid #000000" fo:border-top="none" fo:border-bottom="0.05pt solid #000000"/>
    </style:style>
    <style:style style:name="Tabla7.C10" style:family="table-cell">
      <style:table-cell-properties fo:padding="0.097cm" fo:border-left="0.05pt solid #000000" fo:border-right="none" fo:border-top="none" fo:border-bottom="0.05pt solid #000000"/>
    </style:style>
    <style:style style:name="Tabla7.D10" style:family="table-cell">
      <style:table-cell-properties fo:padding="0.097cm" fo:border-left="0.05pt solid #000000" fo:border-right="none" fo:border-top="none" fo:border-bottom="0.05pt solid #000000"/>
    </style:style>
    <style:style style:name="Tabla7.E10" style:family="table-cell">
      <style:table-cell-properties fo:padding="0.097cm" fo:border-left="0.05pt solid #000000" fo:border-right="none" fo:border-top="none" fo:border-bottom="0.05pt solid #000000"/>
    </style:style>
    <style:style style:name="Tabla7.F10" style:family="table-cell">
      <style:table-cell-properties fo:padding="0.097cm" fo:border-left="0.05pt solid #000000" fo:border-right="0.05pt solid #000000" fo:border-top="none" fo:border-bottom="0.05pt solid #000000"/>
    </style:style>
    <style:style style:name="Tabla7.C11" style:family="table-cell">
      <style:table-cell-properties fo:padding="0.097cm" fo:border-left="0.05pt solid #000000" fo:border-right="none" fo:border-top="none" fo:border-bottom="0.05pt solid #000000"/>
    </style:style>
    <style:style style:name="Tabla7.D11" style:family="table-cell">
      <style:table-cell-properties fo:padding="0.097cm" fo:border-left="0.05pt solid #000000" fo:border-right="none" fo:border-top="none" fo:border-bottom="0.05pt solid #000000"/>
    </style:style>
    <style:style style:name="Tabla7.E11" style:family="table-cell">
      <style:table-cell-properties fo:padding="0.097cm" fo:border-left="0.05pt solid #000000" fo:border-right="none" fo:border-top="none" fo:border-bottom="0.05pt solid #000000"/>
    </style:style>
    <style:style style:name="Tabla7.F11"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2.833cm" style:rel-column-width="10921*"/>
    </style:style>
    <style:style style:name="Tabla8.B" style:family="table-column">
      <style:table-column-properties style:column-width="2.833cm" style:rel-column-width="10923*"/>
    </style:style>
    <style:style style:name="Tabla8.C" style:family="table-column">
      <style:table-column-properties style:column-width="2.833cm" style:rel-column-width="10922*"/>
    </style:style>
    <style:style style:name="Tabla8.F" style:family="table-column">
      <style:table-column-properties style:column-width="2.835cm" style:rel-column-width="10924*"/>
    </style:style>
    <style:style style:name="Tabla8.A1" style:family="table-cell">
      <style:table-cell-properties fo:padding="0.097cm" fo:border-left="0.05pt solid #000000" fo:border-right="none" fo:border-top="0.05pt solid #000000" fo:border-bottom="0.05pt solid #000000"/>
    </style:style>
    <style:style style:name="Tabla8.F1" style:family="table-cell">
      <style:table-cell-properties fo:padding="0.097cm" fo:border="0.05pt solid #000000"/>
    </style:style>
    <style:style style:name="Tabla8.A2" style:family="table-cell">
      <style:table-cell-properties style:vertical-align="middle" fo:padding="0.097cm" fo:border-left="0.05pt solid #000000" fo:border-right="none" fo:border-top="none" fo:border-bottom="0.05pt solid #000000"/>
    </style:style>
    <style:style style:name="Tabla8.C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none" fo:border-top="none" fo:border-bottom="0.05pt solid #000000"/>
    </style:style>
    <style:style style:name="Tabla8.E2" style:family="table-cell">
      <style:table-cell-properties fo:padding="0.097cm" fo:border-left="0.05pt solid #000000" fo:border-right="none" fo:border-top="none" fo:border-bottom="0.05pt solid #000000"/>
    </style:style>
    <style:style style:name="Tabla8.F2" style:family="table-cell">
      <style:table-cell-properties fo:padding="0.097cm" fo:border-left="0.05pt solid #000000" fo:border-right="0.05pt solid #000000" fo:border-top="none" fo:border-bottom="0.05pt solid #000000"/>
    </style:style>
    <style:style style:name="Tabla8.C3" style:family="table-cell">
      <style:table-cell-properties fo:padding="0.097cm" fo:border-left="0.05pt solid #000000" fo:border-right="none" fo:border-top="none" fo:border-bottom="0.05pt solid #000000"/>
    </style:style>
    <style:style style:name="Tabla8.D3" style:family="table-cell">
      <style:table-cell-properties fo:padding="0.097cm" fo:border-left="0.05pt solid #000000" fo:border-right="none" fo:border-top="none" fo:border-bottom="0.05pt solid #000000"/>
    </style:style>
    <style:style style:name="Tabla8.E3" style:family="table-cell">
      <style:table-cell-properties fo:padding="0.097cm" fo:border-left="0.05pt solid #000000" fo:border-right="none" fo:border-top="none" fo:border-bottom="0.05pt solid #000000"/>
    </style:style>
    <style:style style:name="Tabla8.F3" style:family="table-cell">
      <style:table-cell-properties fo:padding="0.097cm" fo:border-left="0.05pt solid #000000" fo:border-right="0.05pt solid #000000" fo:border-top="none" fo:border-bottom="0.05pt solid #000000"/>
    </style:style>
    <style:style style:name="Tabla8.C4" style:family="table-cell">
      <style:table-cell-properties fo:padding="0.097cm" fo:border-left="0.05pt solid #000000" fo:border-right="none" fo:border-top="none" fo:border-bottom="0.05pt solid #000000"/>
    </style:style>
    <style:style style:name="Tabla8.D4" style:family="table-cell">
      <style:table-cell-properties fo:padding="0.097cm" fo:border-left="0.05pt solid #000000" fo:border-right="none" fo:border-top="none" fo:border-bottom="0.05pt solid #000000"/>
    </style:style>
    <style:style style:name="Tabla8.E4" style:family="table-cell">
      <style:table-cell-properties fo:padding="0.097cm" fo:border-left="0.05pt solid #000000" fo:border-right="none" fo:border-top="none" fo:border-bottom="0.05pt solid #000000"/>
    </style:style>
    <style:style style:name="Tabla8.F4" style:family="table-cell">
      <style:table-cell-properties fo:padding="0.097cm" fo:border-left="0.05pt solid #000000" fo:border-right="0.05pt solid #000000" fo:border-top="none" fo:border-bottom="0.05pt solid #000000"/>
    </style:style>
    <style:style style:name="Tabla8.C5" style:family="table-cell">
      <style:table-cell-properties fo:padding="0.097cm" fo:border-left="0.05pt solid #000000" fo:border-right="none" fo:border-top="none" fo:border-bottom="0.05pt solid #000000"/>
    </style:style>
    <style:style style:name="Tabla8.D5" style:family="table-cell">
      <style:table-cell-properties fo:padding="0.097cm" fo:border-left="0.05pt solid #000000" fo:border-right="none" fo:border-top="none" fo:border-bottom="0.05pt solid #000000"/>
    </style:style>
    <style:style style:name="Tabla8.E5" style:family="table-cell">
      <style:table-cell-properties fo:padding="0.097cm" fo:border-left="0.05pt solid #000000" fo:border-right="none" fo:border-top="none" fo:border-bottom="0.05pt solid #000000"/>
    </style:style>
    <style:style style:name="Tabla8.F5" style:family="table-cell">
      <style:table-cell-properties fo:padding="0.097cm" fo:border-left="0.05pt solid #000000" fo:border-right="0.05pt solid #000000" fo:border-top="none" fo:border-bottom="0.05pt solid #000000"/>
    </style:style>
    <style:style style:name="Tabla8.C6" style:family="table-cell">
      <style:table-cell-properties fo:padding="0.097cm" fo:border-left="0.05pt solid #000000" fo:border-right="none" fo:border-top="none" fo:border-bottom="0.05pt solid #000000"/>
    </style:style>
    <style:style style:name="Tabla8.D6" style:family="table-cell">
      <style:table-cell-properties fo:padding="0.097cm" fo:border-left="0.05pt solid #000000" fo:border-right="none" fo:border-top="none" fo:border-bottom="0.05pt solid #000000"/>
    </style:style>
    <style:style style:name="Tabla8.E6" style:family="table-cell">
      <style:table-cell-properties fo:padding="0.097cm" fo:border-left="0.05pt solid #000000" fo:border-right="none" fo:border-top="none" fo:border-bottom="0.05pt solid #000000"/>
    </style:style>
    <style:style style:name="Tabla8.F6" style:family="table-cell">
      <style:table-cell-properties fo:padding="0.097cm" fo:border-left="0.05pt solid #000000" fo:border-right="0.05pt solid #000000" fo:border-top="none" fo:border-bottom="0.05pt solid #000000"/>
    </style:style>
    <style:style style:name="Tabla8.C7" style:family="table-cell">
      <style:table-cell-properties fo:padding="0.097cm" fo:border-left="0.05pt solid #000000" fo:border-right="none" fo:border-top="none" fo:border-bottom="0.05pt solid #000000"/>
    </style:style>
    <style:style style:name="Tabla8.D7" style:family="table-cell">
      <style:table-cell-properties fo:padding="0.097cm" fo:border-left="0.05pt solid #000000" fo:border-right="none" fo:border-top="none" fo:border-bottom="0.05pt solid #000000"/>
    </style:style>
    <style:style style:name="Tabla8.E7" style:family="table-cell">
      <style:table-cell-properties fo:padding="0.097cm" fo:border-left="0.05pt solid #000000" fo:border-right="none" fo:border-top="none" fo:border-bottom="0.05pt solid #000000"/>
    </style:style>
    <style:style style:name="Tabla8.F7" style:family="table-cell">
      <style:table-cell-properties fo:padding="0.097cm" fo:border-left="0.05pt solid #000000" fo:border-right="0.05pt solid #000000" fo:border-top="none" fo:border-bottom="0.05pt solid #000000"/>
    </style:style>
    <style:style style:name="Tabla8.C8" style:family="table-cell">
      <style:table-cell-properties fo:padding="0.097cm" fo:border-left="0.05pt solid #000000" fo:border-right="none" fo:border-top="none" fo:border-bottom="0.05pt solid #000000"/>
    </style:style>
    <style:style style:name="Tabla8.D8" style:family="table-cell">
      <style:table-cell-properties fo:padding="0.097cm" fo:border-left="0.05pt solid #000000" fo:border-right="none" fo:border-top="none" fo:border-bottom="0.05pt solid #000000"/>
    </style:style>
    <style:style style:name="Tabla8.E8" style:family="table-cell">
      <style:table-cell-properties fo:padding="0.097cm" fo:border-left="0.05pt solid #000000" fo:border-right="none" fo:border-top="none" fo:border-bottom="0.05pt solid #000000"/>
    </style:style>
    <style:style style:name="Tabla8.F8" style:family="table-cell">
      <style:table-cell-properties fo:padding="0.097cm" fo:border-left="0.05pt solid #000000" fo:border-right="0.05pt solid #000000" fo:border-top="none" fo:border-bottom="0.05pt solid #000000"/>
    </style:style>
    <style:style style:name="Tabla8.C9" style:family="table-cell">
      <style:table-cell-properties fo:padding="0.097cm" fo:border-left="0.05pt solid #000000" fo:border-right="none" fo:border-top="none" fo:border-bottom="0.05pt solid #000000"/>
    </style:style>
    <style:style style:name="Tabla8.D9" style:family="table-cell">
      <style:table-cell-properties fo:padding="0.097cm" fo:border-left="0.05pt solid #000000" fo:border-right="none" fo:border-top="none" fo:border-bottom="0.05pt solid #000000"/>
    </style:style>
    <style:style style:name="Tabla8.E9" style:family="table-cell">
      <style:table-cell-properties fo:padding="0.097cm" fo:border-left="0.05pt solid #000000" fo:border-right="none" fo:border-top="none" fo:border-bottom="0.05pt solid #000000"/>
    </style:style>
    <style:style style:name="Tabla8.F9" style:family="table-cell">
      <style:table-cell-properties fo:padding="0.097cm" fo:border-left="0.05pt solid #000000" fo:border-right="0.05pt solid #000000" fo:border-top="none" fo:border-bottom="0.05pt solid #000000"/>
    </style:style>
    <style:style style:name="Tabla8.C10" style:family="table-cell">
      <style:table-cell-properties fo:padding="0.097cm" fo:border-left="0.05pt solid #000000" fo:border-right="none" fo:border-top="none" fo:border-bottom="0.05pt solid #000000"/>
    </style:style>
    <style:style style:name="Tabla8.D10" style:family="table-cell">
      <style:table-cell-properties fo:padding="0.097cm" fo:border-left="0.05pt solid #000000" fo:border-right="none" fo:border-top="none" fo:border-bottom="0.05pt solid #000000"/>
    </style:style>
    <style:style style:name="Tabla8.E10" style:family="table-cell">
      <style:table-cell-properties fo:padding="0.097cm" fo:border-left="0.05pt solid #000000" fo:border-right="none" fo:border-top="none" fo:border-bottom="0.05pt solid #000000"/>
    </style:style>
    <style:style style:name="Tabla8.F10" style:family="table-cell">
      <style:table-cell-properties fo:padding="0.097cm" fo:border-left="0.05pt solid #000000" fo:border-right="0.05pt solid #000000" fo:border-top="none" fo:border-bottom="0.05pt solid #000000"/>
    </style:style>
    <style:style style:name="Tabla8.C11" style:family="table-cell">
      <style:table-cell-properties fo:padding="0.097cm" fo:border-left="0.05pt solid #000000" fo:border-right="none" fo:border-top="none" fo:border-bottom="0.05pt solid #000000"/>
    </style:style>
    <style:style style:name="Tabla8.D11" style:family="table-cell">
      <style:table-cell-properties fo:padding="0.097cm" fo:border-left="0.05pt solid #000000" fo:border-right="none" fo:border-top="none" fo:border-bottom="0.05pt solid #000000"/>
    </style:style>
    <style:style style:name="Tabla8.E11" style:family="table-cell">
      <style:table-cell-properties fo:padding="0.097cm" fo:border-left="0.05pt solid #000000" fo:border-right="none" fo:border-top="none" fo:border-bottom="0.05pt solid #000000"/>
    </style:style>
    <style:style style:name="Tabla8.F11"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2.833cm" style:rel-column-width="10921*"/>
    </style:style>
    <style:style style:name="Tabla9.B" style:family="table-column">
      <style:table-column-properties style:column-width="2.833cm" style:rel-column-width="10923*"/>
    </style:style>
    <style:style style:name="Tabla9.C" style:family="table-column">
      <style:table-column-properties style:column-width="2.833cm" style:rel-column-width="10922*"/>
    </style:style>
    <style:style style:name="Tabla9.F" style:family="table-column">
      <style:table-column-properties style:column-width="2.835cm" style:rel-column-width="10924*"/>
    </style:style>
    <style:style style:name="Tabla9.A1" style:family="table-cell">
      <style:table-cell-properties fo:padding="0.097cm" fo:border-left="0.05pt solid #000000" fo:border-right="none" fo:border-top="0.05pt solid #000000" fo:border-bottom="0.05pt solid #000000"/>
    </style:style>
    <style:style style:name="Tabla9.F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F2"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2.833cm" style:rel-column-width="10921*"/>
    </style:style>
    <style:style style:name="Tabla10.B" style:family="table-column">
      <style:table-column-properties style:column-width="2.833cm" style:rel-column-width="10923*"/>
    </style:style>
    <style:style style:name="Tabla10.C" style:family="table-column">
      <style:table-column-properties style:column-width="2.833cm" style:rel-column-width="10922*"/>
    </style:style>
    <style:style style:name="Tabla10.F" style:family="table-column">
      <style:table-column-properties style:column-width="2.835cm" style:rel-column-width="10924*"/>
    </style:style>
    <style:style style:name="Tabla10.A1" style:family="table-cell">
      <style:table-cell-properties fo:padding="0.097cm" fo:border-left="0.05pt solid #000000" fo:border-right="none" fo:border-top="0.05pt solid #000000" fo:border-bottom="0.05pt solid #000000"/>
    </style:style>
    <style:style style:name="Tabla10.F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F2"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2.833cm" style:rel-column-width="10921*"/>
    </style:style>
    <style:style style:name="Tabla11.B" style:family="table-column">
      <style:table-column-properties style:column-width="2.833cm" style:rel-column-width="10923*"/>
    </style:style>
    <style:style style:name="Tabla11.C" style:family="table-column">
      <style:table-column-properties style:column-width="2.833cm" style:rel-column-width="10922*"/>
    </style:style>
    <style:style style:name="Tabla11.F" style:family="table-column">
      <style:table-column-properties style:column-width="2.835cm" style:rel-column-width="10924*"/>
    </style:style>
    <style:style style:name="Tabla11.A1" style:family="table-cell">
      <style:table-cell-properties fo:padding="0.097cm" fo:border-left="0.05pt solid #000000" fo:border-right="none" fo:border-top="0.05pt solid #000000" fo:border-bottom="0.05pt solid #000000"/>
    </style:style>
    <style:style style:name="Tabla11.F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F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2.833cm" style:rel-column-width="10921*"/>
    </style:style>
    <style:style style:name="Tabla12.B" style:family="table-column">
      <style:table-column-properties style:column-width="2.833cm" style:rel-column-width="10923*"/>
    </style:style>
    <style:style style:name="Tabla12.C" style:family="table-column">
      <style:table-column-properties style:column-width="2.833cm" style:rel-column-width="10922*"/>
    </style:style>
    <style:style style:name="Tabla12.F" style:family="table-column">
      <style:table-column-properties style:column-width="2.835cm" style:rel-column-width="10924*"/>
    </style:style>
    <style:style style:name="Tabla12.A1" style:family="table-cell">
      <style:table-cell-properties fo:padding="0.097cm" fo:border-left="0.05pt solid #000000" fo:border-right="none" fo:border-top="0.05pt solid #000000" fo:border-bottom="0.05pt solid #000000"/>
    </style:style>
    <style:style style:name="Tabla12.F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F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2.833cm" style:rel-column-width="10921*"/>
    </style:style>
    <style:style style:name="Tabla13.B" style:family="table-column">
      <style:table-column-properties style:column-width="2.833cm" style:rel-column-width="10923*"/>
    </style:style>
    <style:style style:name="Tabla13.C" style:family="table-column">
      <style:table-column-properties style:column-width="2.833cm" style:rel-column-width="10922*"/>
    </style:style>
    <style:style style:name="Tabla13.F" style:family="table-column">
      <style:table-column-properties style:column-width="2.835cm" style:rel-column-width="10924*"/>
    </style:style>
    <style:style style:name="Tabla13.A1" style:family="table-cell">
      <style:table-cell-properties fo:padding="0.097cm" fo:border-left="0.05pt solid #000000" fo:border-right="none" fo:border-top="0.05pt solid #000000" fo:border-bottom="0.05pt solid #000000"/>
    </style:style>
    <style:style style:name="Tabla13.F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F2"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style:style>
    <style:style style:name="Tabla14.A" style:family="table-column">
      <style:table-column-properties style:column-width="2.833cm" style:rel-column-width="10921*"/>
    </style:style>
    <style:style style:name="Tabla14.B" style:family="table-column">
      <style:table-column-properties style:column-width="2.833cm" style:rel-column-width="10923*"/>
    </style:style>
    <style:style style:name="Tabla14.C" style:family="table-column">
      <style:table-column-properties style:column-width="2.833cm" style:rel-column-width="10922*"/>
    </style:style>
    <style:style style:name="Tabla14.F" style:family="table-column">
      <style:table-column-properties style:column-width="2.835cm" style:rel-column-width="10924*"/>
    </style:style>
    <style:style style:name="Tabla14.A1" style:family="table-cell">
      <style:table-cell-properties fo:padding="0.097cm" fo:border-left="0.05pt solid #000000" fo:border-right="none" fo:border-top="0.05pt solid #000000" fo:border-bottom="0.05pt solid #000000"/>
    </style:style>
    <style:style style:name="Tabla14.F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F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2.833cm" style:rel-column-width="10921*"/>
    </style:style>
    <style:style style:name="Tabla15.B" style:family="table-column">
      <style:table-column-properties style:column-width="2.833cm" style:rel-column-width="10923*"/>
    </style:style>
    <style:style style:name="Tabla15.C" style:family="table-column">
      <style:table-column-properties style:column-width="2.833cm" style:rel-column-width="10922*"/>
    </style:style>
    <style:style style:name="Tabla15.F" style:family="table-column">
      <style:table-column-properties style:column-width="2.835cm" style:rel-column-width="10924*"/>
    </style:style>
    <style:style style:name="Tabla15.A1" style:family="table-cell">
      <style:table-cell-properties fo:padding="0.097cm" fo:border-left="0.05pt solid #000000" fo:border-right="none" fo:border-top="0.05pt solid #000000" fo:border-bottom="0.05pt solid #000000"/>
    </style:style>
    <style:style style:name="Tabla15.F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F2"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style:style>
    <style:style style:name="Tabla16.A" style:family="table-column">
      <style:table-column-properties style:column-width="2.833cm" style:rel-column-width="10921*"/>
    </style:style>
    <style:style style:name="Tabla16.B" style:family="table-column">
      <style:table-column-properties style:column-width="2.833cm" style:rel-column-width="10923*"/>
    </style:style>
    <style:style style:name="Tabla16.C" style:family="table-column">
      <style:table-column-properties style:column-width="2.833cm" style:rel-column-width="10922*"/>
    </style:style>
    <style:style style:name="Tabla16.F" style:family="table-column">
      <style:table-column-properties style:column-width="2.835cm" style:rel-column-width="10924*"/>
    </style:style>
    <style:style style:name="Tabla16.A1" style:family="table-cell">
      <style:table-cell-properties fo:padding="0.097cm" fo:border-left="0.05pt solid #000000" fo:border-right="none" fo:border-top="0.05pt solid #000000" fo:border-bottom="0.05pt solid #000000"/>
    </style:style>
    <style:style style:name="Tabla16.F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f979d" officeooo:paragraph-rsid="000f979d"/>
    </style:style>
    <style:style style:name="P2" style:family="paragraph" style:parent-style-name="Standard">
      <style:text-properties officeooo:rsid="000f979d" officeooo:paragraph-rsid="001c89d1"/>
    </style:style>
    <style:style style:name="P3" style:family="paragraph" style:parent-style-name="Standard">
      <style:text-properties officeooo:rsid="0010f115" officeooo:paragraph-rsid="0010f115"/>
    </style:style>
    <style:style style:name="P4" style:family="paragraph" style:parent-style-name="Standard">
      <style:text-properties officeooo:rsid="0010f115" officeooo:paragraph-rsid="001649c5"/>
    </style:style>
    <style:style style:name="P5" style:family="paragraph" style:parent-style-name="Standard">
      <style:text-properties officeooo:rsid="0010f115" officeooo:paragraph-rsid="00174c9b"/>
    </style:style>
    <style:style style:name="P6" style:family="paragraph" style:parent-style-name="Standard">
      <style:text-properties officeooo:rsid="0010f115" officeooo:paragraph-rsid="0018fcaa"/>
    </style:style>
    <style:style style:name="P7" style:family="paragraph" style:parent-style-name="Standard">
      <style:text-properties officeooo:rsid="0010f115" officeooo:paragraph-rsid="0019cf89"/>
    </style:style>
    <style:style style:name="P8" style:family="paragraph" style:parent-style-name="Standard">
      <style:text-properties officeooo:rsid="0010f115" officeooo:paragraph-rsid="001b6d4d"/>
    </style:style>
    <style:style style:name="P9" style:family="paragraph" style:parent-style-name="Standard">
      <style:text-properties officeooo:rsid="0010f115" officeooo:paragraph-rsid="001b7c83"/>
    </style:style>
    <style:style style:name="P10" style:family="paragraph" style:parent-style-name="Standard">
      <style:paragraph-properties fo:text-align="start" style:justify-single-word="false"/>
      <style:text-properties officeooo:rsid="0013068f" officeooo:paragraph-rsid="0013068f"/>
    </style:style>
    <style:style style:name="P11" style:family="paragraph" style:parent-style-name="Standard">
      <style:text-properties officeooo:rsid="0013068f" officeooo:paragraph-rsid="0013068f"/>
    </style:style>
    <style:style style:name="P12" style:family="paragraph" style:parent-style-name="Standard">
      <style:text-properties officeooo:rsid="00123135" officeooo:paragraph-rsid="00123135"/>
    </style:style>
    <style:style style:name="P13" style:family="paragraph" style:parent-style-name="Standard">
      <style:text-properties officeooo:rsid="00123135" officeooo:paragraph-rsid="001519a2"/>
    </style:style>
    <style:style style:name="P14" style:family="paragraph" style:parent-style-name="Standard">
      <style:text-properties officeooo:rsid="00123135" officeooo:paragraph-rsid="00174c9b"/>
    </style:style>
    <style:style style:name="P15" style:family="paragraph" style:parent-style-name="Standard">
      <style:text-properties officeooo:rsid="00123135" officeooo:paragraph-rsid="0019cf89"/>
    </style:style>
    <style:style style:name="P16" style:family="paragraph" style:parent-style-name="Standard">
      <style:text-properties officeooo:rsid="00123135" officeooo:paragraph-rsid="001b6d4d"/>
    </style:style>
    <style:style style:name="P17" style:family="paragraph" style:parent-style-name="Standard">
      <style:text-properties officeooo:rsid="0013976e" officeooo:paragraph-rsid="0013976e"/>
    </style:style>
    <style:style style:name="P18" style:family="paragraph" style:parent-style-name="Standard">
      <style:text-properties officeooo:rsid="0013976e" officeooo:paragraph-rsid="00174c9b"/>
    </style:style>
    <style:style style:name="P19" style:family="paragraph" style:parent-style-name="Standard">
      <style:text-properties officeooo:rsid="0013976e" officeooo:paragraph-rsid="0019cf89"/>
    </style:style>
    <style:style style:name="P20" style:family="paragraph" style:parent-style-name="Standard">
      <style:text-properties officeooo:rsid="0013976e" officeooo:paragraph-rsid="001b6d4d"/>
    </style:style>
    <style:style style:name="P21" style:family="paragraph" style:parent-style-name="Standard">
      <style:text-properties officeooo:rsid="0011bdb1" officeooo:paragraph-rsid="001649c5"/>
    </style:style>
    <style:style style:name="P22" style:family="paragraph" style:parent-style-name="Standard">
      <style:text-properties officeooo:rsid="0011bdb1" officeooo:paragraph-rsid="00174c9b"/>
    </style:style>
    <style:style style:name="P23" style:family="paragraph" style:parent-style-name="Standard">
      <style:text-properties officeooo:rsid="001519a2" officeooo:paragraph-rsid="001519a2"/>
    </style:style>
    <style:style style:name="P24" style:family="paragraph" style:parent-style-name="Standard">
      <style:text-properties officeooo:rsid="001649c5" officeooo:paragraph-rsid="001649c5"/>
    </style:style>
    <style:style style:name="P25" style:family="paragraph" style:parent-style-name="Standard">
      <style:text-properties officeooo:rsid="001649c5" officeooo:paragraph-rsid="00174c9b"/>
    </style:style>
    <style:style style:name="P26" style:family="paragraph" style:parent-style-name="Standard">
      <style:text-properties officeooo:rsid="001649c5" officeooo:paragraph-rsid="0018fcaa"/>
    </style:style>
    <style:style style:name="P27" style:family="paragraph" style:parent-style-name="Standard">
      <style:text-properties officeooo:rsid="001649c5" officeooo:paragraph-rsid="001b6d4d"/>
    </style:style>
    <style:style style:name="P28" style:family="paragraph" style:parent-style-name="Standard">
      <style:text-properties officeooo:rsid="00174c9b" officeooo:paragraph-rsid="00174c9b"/>
    </style:style>
    <style:style style:name="P29" style:family="paragraph" style:parent-style-name="Standard">
      <style:text-properties officeooo:rsid="0018fcaa" officeooo:paragraph-rsid="0018fcaa"/>
    </style:style>
    <style:style style:name="P30" style:family="paragraph" style:parent-style-name="Standard">
      <style:text-properties officeooo:rsid="0019cf89" officeooo:paragraph-rsid="0019cf89"/>
    </style:style>
    <style:style style:name="P31" style:family="paragraph" style:parent-style-name="Standard">
      <style:text-properties officeooo:rsid="0019cf89" officeooo:paragraph-rsid="001b7c83"/>
    </style:style>
    <style:style style:name="P32" style:family="paragraph" style:parent-style-name="Standard">
      <style:text-properties officeooo:rsid="001b6d4d" officeooo:paragraph-rsid="001b6d4d"/>
    </style:style>
    <style:style style:name="P33" style:family="paragraph" style:parent-style-name="Standard">
      <style:text-properties officeooo:paragraph-rsid="001b6d4d"/>
    </style:style>
    <style:style style:name="P34" style:family="paragraph" style:parent-style-name="Standard">
      <style:text-properties officeooo:rsid="001c89d1" officeooo:paragraph-rsid="001c89d1"/>
    </style:style>
    <style:style style:name="P35" style:family="paragraph" style:parent-style-name="Standard">
      <style:text-properties style:text-position="0% 100%" officeooo:rsid="001c89d1" officeooo:paragraph-rsid="001c89d1"/>
    </style:style>
    <style:style style:name="P36" style:family="paragraph" style:parent-style-name="Standard">
      <style:text-properties style:text-position="0% 100%" officeooo:rsid="001e6cc6" officeooo:paragraph-rsid="001e6cc6"/>
    </style:style>
    <style:style style:name="P37" style:family="paragraph" style:parent-style-name="Standard">
      <style:paragraph-properties fo:text-align="start" style:justify-single-word="false"/>
      <style:text-properties officeooo:rsid="001ff09c" officeooo:paragraph-rsid="001ff09c"/>
    </style:style>
    <style:style style:name="P38" style:family="paragraph" style:parent-style-name="Standard">
      <style:paragraph-properties fo:break-before="page"/>
      <style:text-properties officeooo:rsid="0010f115" officeooo:paragraph-rsid="0010f115"/>
    </style:style>
    <style:style style:name="P39" style:family="paragraph" style:parent-style-name="Standard">
      <style:paragraph-properties fo:break-before="page"/>
      <style:text-properties officeooo:rsid="00174c9b" officeooo:paragraph-rsid="00174c9b"/>
    </style:style>
    <style:style style:name="P40" style:family="paragraph" style:parent-style-name="Standard">
      <style:paragraph-properties fo:break-before="page"/>
      <style:text-properties officeooo:rsid="000f979d" officeooo:paragraph-rsid="0018fcaa"/>
    </style:style>
    <style:style style:name="P41" style:family="paragraph" style:parent-style-name="Standard">
      <style:paragraph-properties fo:break-before="page"/>
      <style:text-properties officeooo:rsid="000f979d" officeooo:paragraph-rsid="001b7c83"/>
    </style:style>
    <style:style style:name="P42" style:family="paragraph" style:parent-style-name="Standard">
      <style:paragraph-properties fo:break-before="page"/>
      <style:text-properties officeooo:rsid="000f979d" officeooo:paragraph-rsid="001c89d1"/>
    </style:style>
    <style:style style:name="P43" style:family="paragraph" style:parent-style-name="Table_20_Contents">
      <style:text-properties officeooo:rsid="001519a2" officeooo:paragraph-rsid="001519a2"/>
    </style:style>
    <style:style style:name="P44" style:family="paragraph" style:parent-style-name="Table_20_Contents">
      <style:text-properties officeooo:rsid="001519a2" officeooo:paragraph-rsid="001649c5"/>
    </style:style>
    <style:style style:name="P45" style:family="paragraph" style:parent-style-name="Table_20_Contents">
      <style:text-properties officeooo:rsid="001519a2" officeooo:paragraph-rsid="00174c9b"/>
    </style:style>
    <style:style style:name="P46" style:family="paragraph" style:parent-style-name="Table_20_Contents">
      <style:text-properties officeooo:rsid="001519a2" officeooo:paragraph-rsid="0018fcaa"/>
    </style:style>
    <style:style style:name="P47" style:family="paragraph" style:parent-style-name="Table_20_Contents">
      <style:text-properties officeooo:rsid="001519a2" officeooo:paragraph-rsid="0019cf89"/>
    </style:style>
    <style:style style:name="P48" style:family="paragraph" style:parent-style-name="Table_20_Contents">
      <style:text-properties officeooo:rsid="001519a2" officeooo:paragraph-rsid="001b6d4d"/>
    </style:style>
    <style:style style:name="P49" style:family="paragraph" style:parent-style-name="Table_20_Contents">
      <style:text-properties officeooo:rsid="001649c5" officeooo:paragraph-rsid="001649c5"/>
    </style:style>
    <style:style style:name="P50" style:family="paragraph" style:parent-style-name="Table_20_Contents">
      <style:text-properties officeooo:rsid="001649c5" officeooo:paragraph-rsid="001b6d4d"/>
    </style:style>
    <style:style style:name="P51" style:family="paragraph" style:parent-style-name="Table_20_Contents">
      <style:text-properties officeooo:rsid="00174c9b" officeooo:paragraph-rsid="00174c9b"/>
    </style:style>
    <style:style style:name="P52" style:family="paragraph" style:parent-style-name="Table_20_Contents">
      <style:paragraph-properties fo:text-align="center" style:justify-single-word="false"/>
      <style:text-properties officeooo:rsid="00174c9b" officeooo:paragraph-rsid="00174c9b"/>
    </style:style>
    <style:style style:name="P53" style:family="paragraph" style:parent-style-name="Table_20_Contents">
      <style:paragraph-properties fo:text-align="center" style:justify-single-word="false"/>
      <style:text-properties officeooo:rsid="00174c9b" officeooo:paragraph-rsid="0018fcaa"/>
    </style:style>
    <style:style style:name="P54" style:family="paragraph" style:parent-style-name="Table_20_Contents">
      <style:text-properties officeooo:rsid="00174c9b" officeooo:paragraph-rsid="0018fcaa"/>
    </style:style>
    <style:style style:name="P55" style:family="paragraph" style:parent-style-name="Table_20_Contents">
      <style:paragraph-properties fo:text-align="center" style:justify-single-word="false"/>
      <style:text-properties officeooo:rsid="0018fcaa" officeooo:paragraph-rsid="0018fcaa"/>
    </style:style>
    <style:style style:name="P56" style:family="paragraph" style:parent-style-name="Table_20_Contents">
      <style:text-properties officeooo:rsid="0019cf89" officeooo:paragraph-rsid="0019cf89"/>
    </style:style>
    <style:style style:name="P57" style:family="paragraph" style:parent-style-name="Table_20_Contents">
      <style:text-properties officeooo:rsid="0019cf89" officeooo:paragraph-rsid="001b6d4d"/>
    </style:style>
    <style:style style:name="P58" style:family="paragraph" style:parent-style-name="Table_20_Contents">
      <style:text-properties officeooo:rsid="001b6d4d" officeooo:paragraph-rsid="001b6d4d"/>
    </style:style>
    <style:style style:name="P59" style:family="paragraph" style:parent-style-name="Standard" style:list-style-name="L1">
      <style:text-properties officeooo:rsid="000f979d" officeooo:paragraph-rsid="000f979d"/>
    </style:style>
    <style:style style:name="P60" style:family="paragraph" style:parent-style-name="Standard" style:list-style-name="L2">
      <style:text-properties officeooo:rsid="000f979d" officeooo:paragraph-rsid="000f979d"/>
    </style:style>
    <style:style style:name="P61" style:family="paragraph" style:parent-style-name="Standard" style:list-style-name="L1">
      <style:text-properties officeooo:rsid="001b7c83" officeooo:paragraph-rsid="001b7c83"/>
    </style:style>
    <style:style style:name="T1" style:family="text">
      <style:text-properties officeooo:rsid="0010f115"/>
    </style:style>
    <style:style style:name="T2" style:family="text">
      <style:text-properties officeooo:rsid="0013068f"/>
    </style:style>
    <style:style style:name="T3" style:family="text">
      <style:text-properties officeooo:rsid="000f979d"/>
    </style:style>
    <style:style style:name="T4" style:family="text">
      <style:text-properties officeooo:rsid="0013976e"/>
    </style:style>
    <style:style style:name="T5" style:family="text">
      <style:text-properties officeooo:rsid="001519a2"/>
    </style:style>
    <style:style style:name="T6" style:family="text">
      <style:text-properties officeooo:rsid="001649c5"/>
    </style:style>
    <style:style style:name="T7" style:family="text">
      <style:text-properties officeooo:rsid="00174c9b"/>
    </style:style>
    <style:style style:name="T8" style:family="text">
      <style:text-properties officeooo:rsid="0018fcaa"/>
    </style:style>
    <style:style style:name="T9" style:family="text">
      <style:text-properties style:text-position="sub 58%"/>
    </style:style>
    <style:style style:name="T10" style:family="text">
      <style:text-properties style:text-position="sub 58%" officeooo:rsid="001b6d4d"/>
    </style:style>
    <style:style style:name="T11" style:family="text">
      <style:text-properties officeooo:rsid="001b6d4d"/>
    </style:style>
    <style:style style:name="T12" style:family="text">
      <style:text-properties officeooo:rsid="001b7c83"/>
    </style:style>
    <style:style style:name="T13" style:family="text">
      <style:text-properties officeooo:rsid="001c3a32"/>
    </style:style>
    <style:style style:name="T14" style:family="text">
      <style:text-properties officeooo:rsid="001c89d1"/>
    </style:style>
    <style:style style:name="T15" style:family="text">
      <style:text-properties style:text-position="0% 100%"/>
    </style:style>
    <style:style style:name="T16" style:family="text">
      <style:text-properties officeooo:rsid="001fb3c0"/>
    </style:style>
    <style:style style:name="T17" style:family="text">
      <style:text-properties officeooo:rsid="001ff09c"/>
    </style:style>
    <style:style style:name="T18" style:family="text">
      <style:text-properties officeooo:rsid="00217ba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ítulo: <text:span text:style-name="T3">Definición de interfaz de PCB de ensayo estático</text:span></text:p>
      <text:p text:style-name="P37">Fecha de creación: 30/07/2019</text:p>
      <text:p text:style-name="P10">Última modificación: <text:span text:style-name="T17">01/08/</text:span>/2019</text:p>
      <text:p text:style-name="P10">Autor: Gustavo V. Diaz</text:p>
      <text:p text:style-name="P1"/>
      <text:p text:style-name="P1">Eléctricas</text:p>
      <text:p text:style-name="P1"/>
      <text:list xml:id="list1500724237056509790" text:style-name="L1">
        <text:list-item>
          <text:p text:style-name="P59"><text:span text:style-name="T1">Entre g</text:span>enerador de señales y PCB ensayo <text:span text:style-name="T13">OK</text:span></text:p>
        </text:list-item>
        <text:list-item>
          <text:p text:style-name="P59"><text:span text:style-name="T1">Entre s</text:span>ensores de banco y PCB ensayo <text:span text:style-name="T13">OK</text:span></text:p>
        </text:list-item>
        <text:list-item>
          <text:p text:style-name="P59"><text:span text:style-name="T1">Entre o</text:span>sciloscopio y PCB ensayo <text:span text:style-name="T13">OK</text:span></text:p>
        </text:list-item>
        <text:list-item>
          <text:p text:style-name="P61">Entre tester y PCB ensayo <text:span text:style-name="T13">OK</text:span></text:p>
        </text:list-item>
        <text:list-item>
          <text:p text:style-name="P59"><text:span text:style-name="T1">Entre </text:span>HMI y PCB ensayo <text:span text:style-name="T14">OK</text:span></text:p>
        </text:list-item>
        <text:list-item>
          <text:p text:style-name="P59">Grounding a PCB <text:span text:style-name="T16">OK</text:span></text:p>
        </text:list-item>
      </text:list>
      <text:p text:style-name="P1"/>
      <text:p text:style-name="P1">Mecánicas</text:p>
      <text:p text:style-name="P1"/>
      <text:list xml:id="list6453369628753832691" text:style-name="L2">
        <text:list-item>
          <text:p text:style-name="P60">Fijación en gabinete</text:p>
        </text:list-item>
      </text:list>
      <text:p text:style-name="P1"/>
      <text:p text:style-name="P1"/>
      <text:p text:style-name="P11">Definiciones de interfaz eléctrica</text:p>
      <text:p text:style-name="P11"/>
      <text:p text:style-name="P11">Puerto: Interfaz eléctrica al exterior que se encuentra en el dispositivo a conectar. Por ejemplo el puerto del generador de señales es la interfaz de salida del dispositivo. En este caso el conector <text:span text:style-name="T4">BNC de salida.</text:span></text:p>
      <text:p text:style-name="P11"/>
      <text:p text:style-name="P23">Tipo eléctrico: Es una definición <text:span text:style-name="T6">del pin para que sea utilizada en el momento de llevar estas definiciones a KiCad. El programa diferencia a grandes rasgos entre contactos de potencia y señal. Por lo cual en esta distinción se indica si el contacto pertenece al circuito de potencia o es una señal.</text:span></text:p>
      <text:p text:style-name="P11"/>
      <text:p text:style-name="P1"/>
      <text:p text:style-name="P3"/>
      <text:p text:style-name="P38">Interfaz eléctrica entre generador de señales y PCB de ensayo</text:p>
      <text:p text:style-name="P3"/>
      <text:p text:style-name="P3">Descripción narrativa</text:p>
      <text:p text:style-name="P3">El generador cuenta con un conector de salida BNC. Para que llegue la señal del generador al sensor debo conectarlo al PCB. <text:span text:style-name="T2">E</text:span>sto lo hago mediante un cable coaxil con conectores BNC. Por lo cual el conector de entrada de señal del PCB debe ser BNC a chasis.</text:p>
      <text:p text:style-name="P3"/>
      <text:p text:style-name="P3">Resumen</text:p>
      <text:p text:style-name="P12"/>
      <text:p text:style-name="P17">Puerto <text:span text:style-name="T5">de </text:span>generador</text:p>
      <text:p text:style-name="P17"/>
      <table:table table:name="Tabla1" table:style-name="Tabla1">
        <table:table-column table:style-name="Tabla1.A"/>
        <table:table-column table:style-name="Tabla1.B"/>
        <table:table-column table:style-name="Tabla1.C"/>
        <table:table-column table:style-name="Tabla1.B"/>
        <table:table-column table:style-name="Tabla1.C"/>
        <table:table-column table:style-name="Tabla1.F"/>
        <table:table-row>
          <table:table-cell table:style-name="Tabla1.A1" office:value-type="string">
            <text:p text:style-name="P43">Tipo de conector</text:p>
          </table:table-cell>
          <table:table-cell table:style-name="Tabla1.A1" office:value-type="string">
            <text:p text:style-name="P43">Género</text:p>
          </table:table-cell>
          <table:table-cell table:style-name="Tabla1.A1" office:value-type="string">
            <text:p text:style-name="P43">Nro. de pin</text:p>
          </table:table-cell>
          <table:table-cell table:style-name="Tabla1.A1" office:value-type="string">
            <text:p text:style-name="P43">Función</text:p>
          </table:table-cell>
          <table:table-cell table:style-name="Tabla1.A1" office:value-type="string">
            <text:p text:style-name="P43">Observación</text:p>
          </table:table-cell>
          <table:table-cell table:style-name="Tabla1.F1" office:value-type="string">
            <text:p text:style-name="P43">Tipo eléctrico</text:p>
          </table:table-cell>
        </table:table-row>
        <table:table-row>
          <table:table-cell table:style-name="Tabla1.A2" table:number-rows-spanned="2" office:value-type="string">
            <text:p text:style-name="P43">BNC a chasis</text:p>
          </table:table-cell>
          <table:table-cell table:style-name="Tabla1.A2" table:number-rows-spanned="2" office:value-type="string">
            <text:p text:style-name="P43">Hembra</text:p>
          </table:table-cell>
          <table:table-cell table:style-name="Tabla1.A2" office:value-type="string">
            <text:p text:style-name="P43">1</text:p>
          </table:table-cell>
          <table:table-cell table:style-name="Tabla1.A2" office:value-type="string">
            <text:p text:style-name="P43">SGN</text:p>
          </table:table-cell>
          <table:table-cell table:style-name="Tabla1.A2" office:value-type="string">
            <text:p text:style-name="P43">Pin interno</text:p>
          </table:table-cell>
          <table:table-cell table:style-name="Tabla1.F2" office:value-type="string">
            <text:p text:style-name="P43">señal</text:p>
          </table:table-cell>
        </table:table-row>
        <table:table-row>
          <table:covered-table-cell/>
          <table:covered-table-cell/>
          <table:table-cell table:style-name="Tabla1.A2" office:value-type="string">
            <text:p text:style-name="P43">2</text:p>
          </table:table-cell>
          <table:table-cell table:style-name="Tabla1.A2" office:value-type="string">
            <text:p text:style-name="P43">Malla</text:p>
          </table:table-cell>
          <table:table-cell table:style-name="Tabla1.A2" office:value-type="string">
            <text:p text:style-name="P43">Exterior conector</text:p>
          </table:table-cell>
          <table:table-cell table:style-name="Tabla1.F2" office:value-type="string">
            <text:p text:style-name="P43">señal</text:p>
          </table:table-cell>
        </table:table-row>
      </table:table>
      <text:p text:style-name="P17"/>
      <text:p text:style-name="P17"/>
      <text:p text:style-name="P17">Puerto <text:span text:style-name="T6">de </text:span>PCB</text:p>
      <text:p text:style-name="P13"/>
      <table:table table:name="Tabla2" table:style-name="Tabla2">
        <table:table-column table:style-name="Tabla2.A"/>
        <table:table-column table:style-name="Tabla2.B"/>
        <table:table-column table:style-name="Tabla2.C"/>
        <table:table-column table:style-name="Tabla2.B"/>
        <table:table-column table:style-name="Tabla2.C"/>
        <table:table-column table:style-name="Tabla2.F"/>
        <table:table-row>
          <table:table-cell table:style-name="Tabla2.A1" office:value-type="string">
            <text:p text:style-name="P44">Tipo de conector</text:p>
          </table:table-cell>
          <table:table-cell table:style-name="Tabla2.A1" office:value-type="string">
            <text:p text:style-name="P44">Género</text:p>
          </table:table-cell>
          <table:table-cell table:style-name="Tabla2.A1" office:value-type="string">
            <text:p text:style-name="P44">Nro. de pin</text:p>
          </table:table-cell>
          <table:table-cell table:style-name="Tabla2.A1" office:value-type="string">
            <text:p text:style-name="P44">Función</text:p>
          </table:table-cell>
          <table:table-cell table:style-name="Tabla2.A1" office:value-type="string">
            <text:p text:style-name="P44">Observación</text:p>
          </table:table-cell>
          <table:table-cell table:style-name="Tabla2.F1" office:value-type="string">
            <text:p text:style-name="P44">Tipo eléctrico</text:p>
          </table:table-cell>
        </table:table-row>
        <table:table-row>
          <table:table-cell table:style-name="Tabla2.A2" table:number-rows-spanned="2" office:value-type="string">
            <text:p text:style-name="P44">BNC a chasis</text:p>
          </table:table-cell>
          <table:table-cell table:style-name="Tabla2.A2" table:number-rows-spanned="2" office:value-type="string">
            <text:p text:style-name="P44">Hembra</text:p>
          </table:table-cell>
          <table:table-cell table:style-name="Tabla2.A2" office:value-type="string">
            <text:p text:style-name="P44">1</text:p>
          </table:table-cell>
          <table:table-cell table:style-name="Tabla2.A2" office:value-type="string">
            <text:p text:style-name="P44">SGN</text:p>
          </table:table-cell>
          <table:table-cell table:style-name="Tabla2.A2" office:value-type="string">
            <text:p text:style-name="P44">Pin interno</text:p>
          </table:table-cell>
          <table:table-cell table:style-name="Tabla2.F2" office:value-type="string">
            <text:p text:style-name="P44">señal</text:p>
          </table:table-cell>
        </table:table-row>
        <table:table-row>
          <table:covered-table-cell/>
          <table:covered-table-cell/>
          <table:table-cell table:style-name="Tabla2.A2" office:value-type="string">
            <text:p text:style-name="P44">2</text:p>
          </table:table-cell>
          <table:table-cell table:style-name="Tabla2.A2" office:value-type="string">
            <text:p text:style-name="P44">Malla</text:p>
          </table:table-cell>
          <table:table-cell table:style-name="Tabla2.A2" office:value-type="string">
            <text:p text:style-name="P44">Exterior conector</text:p>
          </table:table-cell>
          <table:table-cell table:style-name="Tabla2.F2" office:value-type="string">
            <text:p text:style-name="P44">señal</text:p>
          </table:table-cell>
        </table:table-row>
      </table:table>
      <text:p text:style-name="P21"/>
      <text:p text:style-name="P24">Interfaz definida</text:p>
      <text:p text:style-name="P24"/>
      <text:p text:style-name="P24">Puerto a generador</text:p>
      <table:table table:name="Tabla3" table:style-name="Tabla3">
        <table:table-column table:style-name="Tabla3.A"/>
        <table:table-column table:style-name="Tabla3.B"/>
        <table:table-column table:style-name="Tabla3.C"/>
        <table:table-column table:style-name="Tabla3.B"/>
        <table:table-column table:style-name="Tabla3.C"/>
        <table:table-column table:style-name="Tabla3.F"/>
        <table:table-row>
          <table:table-cell table:style-name="Tabla3.A1" office:value-type="string">
            <text:p text:style-name="P44">Tipo de conector</text:p>
          </table:table-cell>
          <table:table-cell table:style-name="Tabla3.A1" office:value-type="string">
            <text:p text:style-name="P44">Género</text:p>
          </table:table-cell>
          <table:table-cell table:style-name="Tabla3.A1" office:value-type="string">
            <text:p text:style-name="P44">Nro. de pin</text:p>
          </table:table-cell>
          <table:table-cell table:style-name="Tabla3.A1" office:value-type="string">
            <text:p text:style-name="P44">Función</text:p>
          </table:table-cell>
          <table:table-cell table:style-name="Tabla3.A1" office:value-type="string">
            <text:p text:style-name="P44">Observación</text:p>
          </table:table-cell>
          <table:table-cell table:style-name="Tabla3.F1" office:value-type="string">
            <text:p text:style-name="P44">Tipo eléctrico</text:p>
          </table:table-cell>
        </table:table-row>
        <table:table-row>
          <table:table-cell table:style-name="Tabla3.A2" table:number-rows-spanned="2" office:value-type="string">
            <text:p text:style-name="P44">BNC a <text:span text:style-name="T6">cable</text:span></text:p>
          </table:table-cell>
          <table:table-cell table:style-name="Tabla3.A2" table:number-rows-spanned="2" office:value-type="string">
            <text:p text:style-name="P49">Macho</text:p>
          </table:table-cell>
          <table:table-cell table:style-name="Tabla3.A2" office:value-type="string">
            <text:p text:style-name="P44">1</text:p>
          </table:table-cell>
          <table:table-cell table:style-name="Tabla3.A2" office:value-type="string">
            <text:p text:style-name="P44">SGN</text:p>
          </table:table-cell>
          <table:table-cell table:style-name="Tabla3.A2" office:value-type="string">
            <text:p text:style-name="P44">Pin interno</text:p>
          </table:table-cell>
          <table:table-cell table:style-name="Tabla3.F2" office:value-type="string">
            <text:p text:style-name="P44">señal</text:p>
          </table:table-cell>
        </table:table-row>
        <table:table-row>
          <table:covered-table-cell/>
          <table:covered-table-cell/>
          <table:table-cell table:style-name="Tabla3.A2" office:value-type="string">
            <text:p text:style-name="P44">2</text:p>
          </table:table-cell>
          <table:table-cell table:style-name="Tabla3.A2" office:value-type="string">
            <text:p text:style-name="P44">Malla</text:p>
          </table:table-cell>
          <table:table-cell table:style-name="Tabla3.A2" office:value-type="string">
            <text:p text:style-name="P44">Exterior conector</text:p>
          </table:table-cell>
          <table:table-cell table:style-name="Tabla3.F2" office:value-type="string">
            <text:p text:style-name="P44">señal</text:p>
          </table:table-cell>
        </table:table-row>
      </table:table>
      <text:p text:style-name="P4"/>
      <text:p text:style-name="P24">Puerto a PCB</text:p>
      <table:table table:name="Tabla4" table:style-name="Tabla4">
        <table:table-column table:style-name="Tabla4.A"/>
        <table:table-column table:style-name="Tabla4.B"/>
        <table:table-column table:style-name="Tabla4.C"/>
        <table:table-column table:style-name="Tabla4.B"/>
        <table:table-column table:style-name="Tabla4.C"/>
        <table:table-column table:style-name="Tabla4.F"/>
        <table:table-row>
          <table:table-cell table:style-name="Tabla4.A1" office:value-type="string">
            <text:p text:style-name="P44">Tipo de conector</text:p>
          </table:table-cell>
          <table:table-cell table:style-name="Tabla4.A1" office:value-type="string">
            <text:p text:style-name="P44">Género</text:p>
          </table:table-cell>
          <table:table-cell table:style-name="Tabla4.A1" office:value-type="string">
            <text:p text:style-name="P44">Nro. de pin</text:p>
          </table:table-cell>
          <table:table-cell table:style-name="Tabla4.A1" office:value-type="string">
            <text:p text:style-name="P44">Función</text:p>
          </table:table-cell>
          <table:table-cell table:style-name="Tabla4.A1" office:value-type="string">
            <text:p text:style-name="P44">Observación</text:p>
          </table:table-cell>
          <table:table-cell table:style-name="Tabla4.F1" office:value-type="string">
            <text:p text:style-name="P44">Tipo eléctrico</text:p>
          </table:table-cell>
        </table:table-row>
        <table:table-row>
          <table:table-cell table:style-name="Tabla4.A2" table:number-rows-spanned="2" office:value-type="string">
            <text:p text:style-name="P44">BNC a <text:span text:style-name="T6">cable</text:span></text:p>
          </table:table-cell>
          <table:table-cell table:style-name="Tabla4.A2" table:number-rows-spanned="2" office:value-type="string">
            <text:p text:style-name="P49">Macho</text:p>
          </table:table-cell>
          <table:table-cell table:style-name="Tabla4.A2" office:value-type="string">
            <text:p text:style-name="P44">1</text:p>
          </table:table-cell>
          <table:table-cell table:style-name="Tabla4.A2" office:value-type="string">
            <text:p text:style-name="P44">SGN</text:p>
          </table:table-cell>
          <table:table-cell table:style-name="Tabla4.A2" office:value-type="string">
            <text:p text:style-name="P44">Pin interno</text:p>
          </table:table-cell>
          <table:table-cell table:style-name="Tabla4.F2" office:value-type="string">
            <text:p text:style-name="P44">señal</text:p>
          </table:table-cell>
        </table:table-row>
        <table:table-row>
          <table:covered-table-cell/>
          <table:covered-table-cell/>
          <table:table-cell table:style-name="Tabla4.A2" office:value-type="string">
            <text:p text:style-name="P44">2</text:p>
          </table:table-cell>
          <table:table-cell table:style-name="Tabla4.A2" office:value-type="string">
            <text:p text:style-name="P44">Malla</text:p>
          </table:table-cell>
          <table:table-cell table:style-name="Tabla4.A2" office:value-type="string">
            <text:p text:style-name="P44">Exterior conector</text:p>
          </table:table-cell>
          <table:table-cell table:style-name="Tabla4.F2" office:value-type="string">
            <text:p text:style-name="P44">señal</text:p>
          </table:table-cell>
        </table:table-row>
      </table:table>
      <text:p text:style-name="P4"/>
      <text:p text:style-name="P24">Detalle de cable</text:p>
      <text:p text:style-name="P24">Tipo: Coaxil</text:p>
      <text:p text:style-name="P39">Interfaz eléctrica entre sensores de banco y PCB</text:p>
      <text:p text:style-name="P5"/>
      <text:p text:style-name="P5">Descripción narrativa</text:p>
      <text:p text:style-name="P28">Los sensores debido al incendio tienen parte de sus cables quemados. Por lo cual hay que proveer de conectores de salida a los mismos. Para estos se decidió utilizar conectores DB con carcasa metálica para continuar el blindaje previsto por el cable del sensor. Estos cuentan con dos contactos unifilares y una malla. En el caso del PCB se eligió conectores DB debido a su bajo costo.</text:p>
      <text:p text:style-name="P28"/>
      <text:p text:style-name="P29">Un agregado importante es indicar que son dos los sensores a ensayar por lo cual se debe realizar doble trabajo en cuanto al puerto de sensor.</text:p>
      <text:p text:style-name="P5"/>
      <text:p text:style-name="P5">Resumen</text:p>
      <text:p text:style-name="P14"/>
      <text:p text:style-name="P18">Puerto <text:span text:style-name="T5">de sensor</text:span></text:p>
      <text:p text:style-name="P18"/>
      <table:table table:name="Tabla5" table:style-name="Tabla5">
        <table:table-column table:style-name="Tabla5.A"/>
        <table:table-column table:style-name="Tabla5.B"/>
        <table:table-column table:style-name="Tabla5.C"/>
        <table:table-column table:style-name="Tabla5.B"/>
        <table:table-column table:style-name="Tabla5.C"/>
        <table:table-column table:style-name="Tabla5.F"/>
        <table:table-row>
          <table:table-cell table:style-name="Tabla5.A1" office:value-type="string">
            <text:p text:style-name="P45">Tipo de conector</text:p>
          </table:table-cell>
          <table:table-cell table:style-name="Tabla5.A1" office:value-type="string">
            <text:p text:style-name="P45">Género</text:p>
          </table:table-cell>
          <table:table-cell table:style-name="Tabla5.A1" office:value-type="string">
            <text:p text:style-name="P45">Nro. de pin</text:p>
          </table:table-cell>
          <table:table-cell table:style-name="Tabla5.A1" office:value-type="string">
            <text:p text:style-name="P45">Función</text:p>
          </table:table-cell>
          <table:table-cell table:style-name="Tabla5.A1" office:value-type="string">
            <text:p text:style-name="P45">Observación</text:p>
          </table:table-cell>
          <table:table-cell table:style-name="Tabla5.F1" office:value-type="string">
            <text:p text:style-name="P45">Tipo eléctrico</text:p>
          </table:table-cell>
        </table:table-row>
        <table:table-row>
          <table:table-cell table:style-name="Tabla5.A2" table:number-rows-spanned="10" office:value-type="string">
            <text:p text:style-name="P52">DB<text:span text:style-name="T18">9</text:span> a cable</text:p>
          </table:table-cell>
          <table:table-cell table:style-name="Tabla5.A2" table:number-rows-spanned="10" office:value-type="string">
            <text:p text:style-name="P52">Macho</text:p>
          </table:table-cell>
          <table:table-cell table:style-name="Tabla5.C2" office:value-type="string">
            <text:p text:style-name="P51">1</text:p>
          </table:table-cell>
          <table:table-cell table:style-name="Tabla5.D2" office:value-type="string">
            <text:p text:style-name="P45">-</text:p>
          </table:table-cell>
          <table:table-cell table:style-name="Tabla5.E2" office:value-type="string">
            <text:p text:style-name="P45">-</text:p>
          </table:table-cell>
          <table:table-cell table:style-name="Tabla5.F2" office:value-type="string">
            <text:p text:style-name="P45">-</text:p>
          </table:table-cell>
        </table:table-row>
        <table:table-row>
          <table:covered-table-cell/>
          <table:covered-table-cell/>
          <table:table-cell table:style-name="Tabla5.C3" office:value-type="string">
            <text:p text:style-name="P51">2</text:p>
          </table:table-cell>
          <table:table-cell table:style-name="Tabla5.D3" office:value-type="string">
            <text:p text:style-name="P45">SGN <text:span text:style-name="T7">blanco</text:span></text:p>
          </table:table-cell>
          <table:table-cell table:style-name="Tabla5.E3" office:value-type="string">
            <text:p text:style-name="P45">-</text:p>
          </table:table-cell>
          <table:table-cell table:style-name="Tabla5.F3" office:value-type="string">
            <text:p text:style-name="P45">señal</text:p>
          </table:table-cell>
        </table:table-row>
        <table:table-row>
          <table:covered-table-cell/>
          <table:covered-table-cell/>
          <table:table-cell table:style-name="Tabla5.C4" office:value-type="string">
            <text:p text:style-name="P51">3</text:p>
          </table:table-cell>
          <table:table-cell table:style-name="Tabla5.D4" office:value-type="string">
            <text:p text:style-name="P51">SGN negro</text:p>
          </table:table-cell>
          <table:table-cell table:style-name="Tabla5.E4" office:value-type="string">
            <text:p text:style-name="P51">-</text:p>
          </table:table-cell>
          <table:table-cell table:style-name="Tabla5.F4" office:value-type="string">
            <text:p text:style-name="P45">señal</text:p>
          </table:table-cell>
        </table:table-row>
        <table:table-row>
          <table:covered-table-cell/>
          <table:covered-table-cell/>
          <table:table-cell table:style-name="Tabla5.C5" office:value-type="string">
            <text:p text:style-name="P51">4</text:p>
          </table:table-cell>
          <table:table-cell table:style-name="Tabla5.D5" office:value-type="string">
            <text:p text:style-name="P51">-</text:p>
          </table:table-cell>
          <table:table-cell table:style-name="Tabla5.E5" office:value-type="string">
            <text:p text:style-name="P45">-</text:p>
          </table:table-cell>
          <table:table-cell table:style-name="Tabla5.F5" office:value-type="string">
            <text:p text:style-name="P45">-</text:p>
          </table:table-cell>
        </table:table-row>
        <table:table-row>
          <table:covered-table-cell/>
          <table:covered-table-cell/>
          <table:table-cell table:style-name="Tabla5.C6" office:value-type="string">
            <text:p text:style-name="P51">5</text:p>
          </table:table-cell>
          <table:table-cell table:style-name="Tabla5.D6" office:value-type="string">
            <text:p text:style-name="P51">-</text:p>
          </table:table-cell>
          <table:table-cell table:style-name="Tabla5.E6" office:value-type="string">
            <text:p text:style-name="P45">-</text:p>
          </table:table-cell>
          <table:table-cell table:style-name="Tabla5.F6" office:value-type="string">
            <text:p text:style-name="P45">-</text:p>
          </table:table-cell>
        </table:table-row>
        <table:table-row>
          <table:covered-table-cell/>
          <table:covered-table-cell/>
          <table:table-cell table:style-name="Tabla5.C7" office:value-type="string">
            <text:p text:style-name="P51">6</text:p>
          </table:table-cell>
          <table:table-cell table:style-name="Tabla5.D7" office:value-type="string">
            <text:p text:style-name="P51">-</text:p>
          </table:table-cell>
          <table:table-cell table:style-name="Tabla5.E7" office:value-type="string">
            <text:p text:style-name="P45">-</text:p>
          </table:table-cell>
          <table:table-cell table:style-name="Tabla5.F7" office:value-type="string">
            <text:p text:style-name="P45">-</text:p>
          </table:table-cell>
        </table:table-row>
        <table:table-row>
          <table:covered-table-cell/>
          <table:covered-table-cell/>
          <table:table-cell table:style-name="Tabla5.C8" office:value-type="string">
            <text:p text:style-name="P51">7</text:p>
          </table:table-cell>
          <table:table-cell table:style-name="Tabla5.D8" office:value-type="string">
            <text:p text:style-name="P51">-</text:p>
          </table:table-cell>
          <table:table-cell table:style-name="Tabla5.E8" office:value-type="string">
            <text:p text:style-name="P45">-</text:p>
          </table:table-cell>
          <table:table-cell table:style-name="Tabla5.F8" office:value-type="string">
            <text:p text:style-name="P45">-</text:p>
          </table:table-cell>
        </table:table-row>
        <table:table-row>
          <table:covered-table-cell/>
          <table:covered-table-cell/>
          <table:table-cell table:style-name="Tabla5.C9" office:value-type="string">
            <text:p text:style-name="P51">8</text:p>
          </table:table-cell>
          <table:table-cell table:style-name="Tabla5.D9" office:value-type="string">
            <text:p text:style-name="P51">-</text:p>
          </table:table-cell>
          <table:table-cell table:style-name="Tabla5.E9" office:value-type="string">
            <text:p text:style-name="P45">-</text:p>
          </table:table-cell>
          <table:table-cell table:style-name="Tabla5.F9" office:value-type="string">
            <text:p text:style-name="P45">-</text:p>
          </table:table-cell>
        </table:table-row>
        <table:table-row>
          <table:covered-table-cell/>
          <table:covered-table-cell/>
          <table:table-cell table:style-name="Tabla5.C10" office:value-type="string">
            <text:p text:style-name="P51">9</text:p>
          </table:table-cell>
          <table:table-cell table:style-name="Tabla5.D10" office:value-type="string">
            <text:p text:style-name="P51">-</text:p>
          </table:table-cell>
          <table:table-cell table:style-name="Tabla5.E10" office:value-type="string">
            <text:p text:style-name="P45">-</text:p>
          </table:table-cell>
          <table:table-cell table:style-name="Tabla5.F10" office:value-type="string">
            <text:p text:style-name="P45">-</text:p>
          </table:table-cell>
        </table:table-row>
        <table:table-row>
          <table:covered-table-cell/>
          <table:covered-table-cell/>
          <table:table-cell table:style-name="Tabla5.C11" office:value-type="string">
            <text:p text:style-name="P51">Carcaza</text:p>
          </table:table-cell>
          <table:table-cell table:style-name="Tabla5.D11" office:value-type="string">
            <text:p text:style-name="P51">Malla</text:p>
          </table:table-cell>
          <table:table-cell table:style-name="Tabla5.E11" office:value-type="string">
            <text:p text:style-name="P45">-</text:p>
          </table:table-cell>
          <table:table-cell table:style-name="Tabla5.F11" office:value-type="string">
            <text:p text:style-name="P45">-</text:p>
          </table:table-cell>
        </table:table-row>
      </table:table>
      <text:p text:style-name="P18"/>
      <text:p text:style-name="P18"/>
      <text:p text:style-name="P18">Puerto <text:span text:style-name="T6">de </text:span>PCB</text:p>
      <text:p text:style-name="P22"/>
      <table:table table:name="Tabla6" table:style-name="Tabla6">
        <table:table-column table:style-name="Tabla6.A"/>
        <table:table-column table:style-name="Tabla6.B"/>
        <table:table-column table:style-name="Tabla6.C"/>
        <table:table-column table:style-name="Tabla6.B"/>
        <table:table-column table:style-name="Tabla6.C"/>
        <table:table-column table:style-name="Tabla6.F"/>
        <table:table-row>
          <table:table-cell table:style-name="Tabla6.A1" office:value-type="string">
            <text:p text:style-name="P46">Tipo de conector</text:p>
          </table:table-cell>
          <table:table-cell table:style-name="Tabla6.A1" office:value-type="string">
            <text:p text:style-name="P46">Género</text:p>
          </table:table-cell>
          <table:table-cell table:style-name="Tabla6.A1" office:value-type="string">
            <text:p text:style-name="P46">Nro. de pin</text:p>
          </table:table-cell>
          <table:table-cell table:style-name="Tabla6.A1" office:value-type="string">
            <text:p text:style-name="P46">Función</text:p>
          </table:table-cell>
          <table:table-cell table:style-name="Tabla6.A1" office:value-type="string">
            <text:p text:style-name="P46">Observación</text:p>
          </table:table-cell>
          <table:table-cell table:style-name="Tabla6.F1" office:value-type="string">
            <text:p text:style-name="P46">Tipo eléctrico</text:p>
          </table:table-cell>
        </table:table-row>
        <table:table-row>
          <table:table-cell table:style-name="Tabla6.A2" table:number-rows-spanned="10" office:value-type="string">
            <text:p text:style-name="P53">DB<text:span text:style-name="T18">9</text:span> a <text:span text:style-name="T8">chasis</text:span></text:p>
          </table:table-cell>
          <table:table-cell table:style-name="Tabla6.A2" table:number-rows-spanned="10" office:value-type="string">
            <text:p text:style-name="P55">Hembra</text:p>
          </table:table-cell>
          <table:table-cell table:style-name="Tabla6.C2" office:value-type="string">
            <text:p text:style-name="P54">1</text:p>
          </table:table-cell>
          <table:table-cell table:style-name="Tabla6.D2" office:value-type="string">
            <text:p text:style-name="P46">-</text:p>
          </table:table-cell>
          <table:table-cell table:style-name="Tabla6.E2" office:value-type="string">
            <text:p text:style-name="P46">-</text:p>
          </table:table-cell>
          <table:table-cell table:style-name="Tabla6.F2" office:value-type="string">
            <text:p text:style-name="P46">-</text:p>
          </table:table-cell>
        </table:table-row>
        <table:table-row>
          <table:covered-table-cell/>
          <table:covered-table-cell/>
          <table:table-cell table:style-name="Tabla6.C3" office:value-type="string">
            <text:p text:style-name="P54">2</text:p>
          </table:table-cell>
          <table:table-cell table:style-name="Tabla6.D3" office:value-type="string">
            <text:p text:style-name="P46">SGN <text:span text:style-name="T7">blanco</text:span></text:p>
          </table:table-cell>
          <table:table-cell table:style-name="Tabla6.E3" office:value-type="string">
            <text:p text:style-name="P46">-</text:p>
          </table:table-cell>
          <table:table-cell table:style-name="Tabla6.F3" office:value-type="string">
            <text:p text:style-name="P46">señal</text:p>
          </table:table-cell>
        </table:table-row>
        <table:table-row>
          <table:covered-table-cell/>
          <table:covered-table-cell/>
          <table:table-cell table:style-name="Tabla6.C4" office:value-type="string">
            <text:p text:style-name="P54">3</text:p>
          </table:table-cell>
          <table:table-cell table:style-name="Tabla6.D4" office:value-type="string">
            <text:p text:style-name="P54">SGN negro</text:p>
          </table:table-cell>
          <table:table-cell table:style-name="Tabla6.E4" office:value-type="string">
            <text:p text:style-name="P54">-</text:p>
          </table:table-cell>
          <table:table-cell table:style-name="Tabla6.F4" office:value-type="string">
            <text:p text:style-name="P46">señal</text:p>
          </table:table-cell>
        </table:table-row>
        <table:table-row>
          <table:covered-table-cell/>
          <table:covered-table-cell/>
          <table:table-cell table:style-name="Tabla6.C5" office:value-type="string">
            <text:p text:style-name="P54">4</text:p>
          </table:table-cell>
          <table:table-cell table:style-name="Tabla6.D5" office:value-type="string">
            <text:p text:style-name="P54">-</text:p>
          </table:table-cell>
          <table:table-cell table:style-name="Tabla6.E5" office:value-type="string">
            <text:p text:style-name="P46">-</text:p>
          </table:table-cell>
          <table:table-cell table:style-name="Tabla6.F5" office:value-type="string">
            <text:p text:style-name="P46">-</text:p>
          </table:table-cell>
        </table:table-row>
        <table:table-row>
          <table:covered-table-cell/>
          <table:covered-table-cell/>
          <table:table-cell table:style-name="Tabla6.C6" office:value-type="string">
            <text:p text:style-name="P54">5</text:p>
          </table:table-cell>
          <table:table-cell table:style-name="Tabla6.D6" office:value-type="string">
            <text:p text:style-name="P54">-</text:p>
          </table:table-cell>
          <table:table-cell table:style-name="Tabla6.E6" office:value-type="string">
            <text:p text:style-name="P46">-</text:p>
          </table:table-cell>
          <table:table-cell table:style-name="Tabla6.F6" office:value-type="string">
            <text:p text:style-name="P46">-</text:p>
          </table:table-cell>
        </table:table-row>
        <table:table-row>
          <table:covered-table-cell/>
          <table:covered-table-cell/>
          <table:table-cell table:style-name="Tabla6.C7" office:value-type="string">
            <text:p text:style-name="P54">6</text:p>
          </table:table-cell>
          <table:table-cell table:style-name="Tabla6.D7" office:value-type="string">
            <text:p text:style-name="P54">-</text:p>
          </table:table-cell>
          <table:table-cell table:style-name="Tabla6.E7" office:value-type="string">
            <text:p text:style-name="P46">-</text:p>
          </table:table-cell>
          <table:table-cell table:style-name="Tabla6.F7" office:value-type="string">
            <text:p text:style-name="P46">-</text:p>
          </table:table-cell>
        </table:table-row>
        <table:table-row>
          <table:covered-table-cell/>
          <table:covered-table-cell/>
          <table:table-cell table:style-name="Tabla6.C8" office:value-type="string">
            <text:p text:style-name="P54">7</text:p>
          </table:table-cell>
          <table:table-cell table:style-name="Tabla6.D8" office:value-type="string">
            <text:p text:style-name="P54">-</text:p>
          </table:table-cell>
          <table:table-cell table:style-name="Tabla6.E8" office:value-type="string">
            <text:p text:style-name="P46">-</text:p>
          </table:table-cell>
          <table:table-cell table:style-name="Tabla6.F8" office:value-type="string">
            <text:p text:style-name="P46">-</text:p>
          </table:table-cell>
        </table:table-row>
        <table:table-row>
          <table:covered-table-cell/>
          <table:covered-table-cell/>
          <table:table-cell table:style-name="Tabla6.C9" office:value-type="string">
            <text:p text:style-name="P54">8</text:p>
          </table:table-cell>
          <table:table-cell table:style-name="Tabla6.D9" office:value-type="string">
            <text:p text:style-name="P54">-</text:p>
          </table:table-cell>
          <table:table-cell table:style-name="Tabla6.E9" office:value-type="string">
            <text:p text:style-name="P46">-</text:p>
          </table:table-cell>
          <table:table-cell table:style-name="Tabla6.F9" office:value-type="string">
            <text:p text:style-name="P46">-</text:p>
          </table:table-cell>
        </table:table-row>
        <table:table-row>
          <table:covered-table-cell/>
          <table:covered-table-cell/>
          <table:table-cell table:style-name="Tabla6.C10" office:value-type="string">
            <text:p text:style-name="P54">9</text:p>
          </table:table-cell>
          <table:table-cell table:style-name="Tabla6.D10" office:value-type="string">
            <text:p text:style-name="P54">-</text:p>
          </table:table-cell>
          <table:table-cell table:style-name="Tabla6.E10" office:value-type="string">
            <text:p text:style-name="P46">-</text:p>
          </table:table-cell>
          <table:table-cell table:style-name="Tabla6.F10" office:value-type="string">
            <text:p text:style-name="P46">-</text:p>
          </table:table-cell>
        </table:table-row>
        <table:table-row>
          <table:covered-table-cell/>
          <table:covered-table-cell/>
          <table:table-cell table:style-name="Tabla6.C11" office:value-type="string">
            <text:p text:style-name="P54">Carcaza</text:p>
          </table:table-cell>
          <table:table-cell table:style-name="Tabla6.D11" office:value-type="string">
            <text:p text:style-name="P54">Malla</text:p>
          </table:table-cell>
          <table:table-cell table:style-name="Tabla6.E11" office:value-type="string">
            <text:p text:style-name="P46">-</text:p>
          </table:table-cell>
          <table:table-cell table:style-name="Tabla6.F11" office:value-type="string">
            <text:p text:style-name="P46">-</text:p>
          </table:table-cell>
        </table:table-row>
      </table:table>
      <text:p text:style-name="P26"><text:soft-page-break/></text:p>
      <text:p text:style-name="P26">Interfaz definida</text:p>
      <text:p text:style-name="P25"/>
      <text:p text:style-name="P25">Puerto a <text:span text:style-name="T8">sensor</text:span></text:p>
      <text:p text:style-name="P5"/>
      <table:table table:name="Tabla7" table:style-name="Tabla7">
        <table:table-column table:style-name="Tabla7.A"/>
        <table:table-column table:style-name="Tabla7.B"/>
        <table:table-column table:style-name="Tabla7.C"/>
        <table:table-column table:style-name="Tabla7.B"/>
        <table:table-column table:style-name="Tabla7.C"/>
        <table:table-column table:style-name="Tabla7.F"/>
        <table:table-row>
          <table:table-cell table:style-name="Tabla7.A1" office:value-type="string">
            <text:p text:style-name="P46">Tipo de conector</text:p>
          </table:table-cell>
          <table:table-cell table:style-name="Tabla7.A1" office:value-type="string">
            <text:p text:style-name="P46">Género</text:p>
          </table:table-cell>
          <table:table-cell table:style-name="Tabla7.A1" office:value-type="string">
            <text:p text:style-name="P46">Nro. de pin</text:p>
          </table:table-cell>
          <table:table-cell table:style-name="Tabla7.A1" office:value-type="string">
            <text:p text:style-name="P46">Función</text:p>
          </table:table-cell>
          <table:table-cell table:style-name="Tabla7.A1" office:value-type="string">
            <text:p text:style-name="P46">Observación</text:p>
          </table:table-cell>
          <table:table-cell table:style-name="Tabla7.F1" office:value-type="string">
            <text:p text:style-name="P46">Tipo eléctrico</text:p>
          </table:table-cell>
        </table:table-row>
        <table:table-row>
          <table:table-cell table:style-name="Tabla7.A2" table:number-rows-spanned="10" office:value-type="string">
            <text:p text:style-name="P53">DB<text:span text:style-name="T18">9</text:span> a cable</text:p>
          </table:table-cell>
          <table:table-cell table:style-name="Tabla7.A2" table:number-rows-spanned="10" office:value-type="string">
            <text:p text:style-name="P55">Hembra</text:p>
          </table:table-cell>
          <table:table-cell table:style-name="Tabla7.C2" office:value-type="string">
            <text:p text:style-name="P54">1</text:p>
          </table:table-cell>
          <table:table-cell table:style-name="Tabla7.D2" office:value-type="string">
            <text:p text:style-name="P46">-</text:p>
          </table:table-cell>
          <table:table-cell table:style-name="Tabla7.E2" office:value-type="string">
            <text:p text:style-name="P46">-</text:p>
          </table:table-cell>
          <table:table-cell table:style-name="Tabla7.F2" office:value-type="string">
            <text:p text:style-name="P46">-</text:p>
          </table:table-cell>
        </table:table-row>
        <table:table-row>
          <table:covered-table-cell/>
          <table:covered-table-cell/>
          <table:table-cell table:style-name="Tabla7.C3" office:value-type="string">
            <text:p text:style-name="P54">2</text:p>
          </table:table-cell>
          <table:table-cell table:style-name="Tabla7.D3" office:value-type="string">
            <text:p text:style-name="P46">SGN <text:span text:style-name="T7">blanco</text:span></text:p>
          </table:table-cell>
          <table:table-cell table:style-name="Tabla7.E3" office:value-type="string">
            <text:p text:style-name="P46">-</text:p>
          </table:table-cell>
          <table:table-cell table:style-name="Tabla7.F3" office:value-type="string">
            <text:p text:style-name="P46">señal</text:p>
          </table:table-cell>
        </table:table-row>
        <table:table-row>
          <table:covered-table-cell/>
          <table:covered-table-cell/>
          <table:table-cell table:style-name="Tabla7.C4" office:value-type="string">
            <text:p text:style-name="P54">3</text:p>
          </table:table-cell>
          <table:table-cell table:style-name="Tabla7.D4" office:value-type="string">
            <text:p text:style-name="P54">SGN negro</text:p>
          </table:table-cell>
          <table:table-cell table:style-name="Tabla7.E4" office:value-type="string">
            <text:p text:style-name="P54">-</text:p>
          </table:table-cell>
          <table:table-cell table:style-name="Tabla7.F4" office:value-type="string">
            <text:p text:style-name="P46">señal</text:p>
          </table:table-cell>
        </table:table-row>
        <table:table-row>
          <table:covered-table-cell/>
          <table:covered-table-cell/>
          <table:table-cell table:style-name="Tabla7.C5" office:value-type="string">
            <text:p text:style-name="P54">4</text:p>
          </table:table-cell>
          <table:table-cell table:style-name="Tabla7.D5" office:value-type="string">
            <text:p text:style-name="P54">-</text:p>
          </table:table-cell>
          <table:table-cell table:style-name="Tabla7.E5" office:value-type="string">
            <text:p text:style-name="P46">-</text:p>
          </table:table-cell>
          <table:table-cell table:style-name="Tabla7.F5" office:value-type="string">
            <text:p text:style-name="P46">-</text:p>
          </table:table-cell>
        </table:table-row>
        <table:table-row>
          <table:covered-table-cell/>
          <table:covered-table-cell/>
          <table:table-cell table:style-name="Tabla7.C6" office:value-type="string">
            <text:p text:style-name="P54">5</text:p>
          </table:table-cell>
          <table:table-cell table:style-name="Tabla7.D6" office:value-type="string">
            <text:p text:style-name="P54">-</text:p>
          </table:table-cell>
          <table:table-cell table:style-name="Tabla7.E6" office:value-type="string">
            <text:p text:style-name="P46">-</text:p>
          </table:table-cell>
          <table:table-cell table:style-name="Tabla7.F6" office:value-type="string">
            <text:p text:style-name="P46">-</text:p>
          </table:table-cell>
        </table:table-row>
        <table:table-row>
          <table:covered-table-cell/>
          <table:covered-table-cell/>
          <table:table-cell table:style-name="Tabla7.C7" office:value-type="string">
            <text:p text:style-name="P54">6</text:p>
          </table:table-cell>
          <table:table-cell table:style-name="Tabla7.D7" office:value-type="string">
            <text:p text:style-name="P54">-</text:p>
          </table:table-cell>
          <table:table-cell table:style-name="Tabla7.E7" office:value-type="string">
            <text:p text:style-name="P46">-</text:p>
          </table:table-cell>
          <table:table-cell table:style-name="Tabla7.F7" office:value-type="string">
            <text:p text:style-name="P46">-</text:p>
          </table:table-cell>
        </table:table-row>
        <table:table-row>
          <table:covered-table-cell/>
          <table:covered-table-cell/>
          <table:table-cell table:style-name="Tabla7.C8" office:value-type="string">
            <text:p text:style-name="P54">7</text:p>
          </table:table-cell>
          <table:table-cell table:style-name="Tabla7.D8" office:value-type="string">
            <text:p text:style-name="P54">-</text:p>
          </table:table-cell>
          <table:table-cell table:style-name="Tabla7.E8" office:value-type="string">
            <text:p text:style-name="P46">-</text:p>
          </table:table-cell>
          <table:table-cell table:style-name="Tabla7.F8" office:value-type="string">
            <text:p text:style-name="P46">-</text:p>
          </table:table-cell>
        </table:table-row>
        <table:table-row>
          <table:covered-table-cell/>
          <table:covered-table-cell/>
          <table:table-cell table:style-name="Tabla7.C9" office:value-type="string">
            <text:p text:style-name="P54">8</text:p>
          </table:table-cell>
          <table:table-cell table:style-name="Tabla7.D9" office:value-type="string">
            <text:p text:style-name="P54">-</text:p>
          </table:table-cell>
          <table:table-cell table:style-name="Tabla7.E9" office:value-type="string">
            <text:p text:style-name="P46">-</text:p>
          </table:table-cell>
          <table:table-cell table:style-name="Tabla7.F9" office:value-type="string">
            <text:p text:style-name="P46">-</text:p>
          </table:table-cell>
        </table:table-row>
        <table:table-row>
          <table:covered-table-cell/>
          <table:covered-table-cell/>
          <table:table-cell table:style-name="Tabla7.C10" office:value-type="string">
            <text:p text:style-name="P54">9</text:p>
          </table:table-cell>
          <table:table-cell table:style-name="Tabla7.D10" office:value-type="string">
            <text:p text:style-name="P54">-</text:p>
          </table:table-cell>
          <table:table-cell table:style-name="Tabla7.E10" office:value-type="string">
            <text:p text:style-name="P46">-</text:p>
          </table:table-cell>
          <table:table-cell table:style-name="Tabla7.F10" office:value-type="string">
            <text:p text:style-name="P46">-</text:p>
          </table:table-cell>
        </table:table-row>
        <table:table-row>
          <table:covered-table-cell/>
          <table:covered-table-cell/>
          <table:table-cell table:style-name="Tabla7.C11" office:value-type="string">
            <text:p text:style-name="P54">Carcaza</text:p>
          </table:table-cell>
          <table:table-cell table:style-name="Tabla7.D11" office:value-type="string">
            <text:p text:style-name="P54">Malla</text:p>
          </table:table-cell>
          <table:table-cell table:style-name="Tabla7.E11" office:value-type="string">
            <text:p text:style-name="P46">-</text:p>
          </table:table-cell>
          <table:table-cell table:style-name="Tabla7.F11" office:value-type="string">
            <text:p text:style-name="P46">-</text:p>
          </table:table-cell>
        </table:table-row>
      </table:table>
      <text:p text:style-name="P6"/>
      <text:p text:style-name="P25">Puerto a PCB</text:p>
      <text:p text:style-name="P5"/>
      <table:table table:name="Tabla8" table:style-name="Tabla8">
        <table:table-column table:style-name="Tabla8.A"/>
        <table:table-column table:style-name="Tabla8.B"/>
        <table:table-column table:style-name="Tabla8.C"/>
        <table:table-column table:style-name="Tabla8.B"/>
        <table:table-column table:style-name="Tabla8.C"/>
        <table:table-column table:style-name="Tabla8.F"/>
        <table:table-row>
          <table:table-cell table:style-name="Tabla8.A1" office:value-type="string">
            <text:p text:style-name="P46">Tipo de conector</text:p>
          </table:table-cell>
          <table:table-cell table:style-name="Tabla8.A1" office:value-type="string">
            <text:p text:style-name="P46">Género</text:p>
          </table:table-cell>
          <table:table-cell table:style-name="Tabla8.A1" office:value-type="string">
            <text:p text:style-name="P46">Nro. de pin</text:p>
          </table:table-cell>
          <table:table-cell table:style-name="Tabla8.A1" office:value-type="string">
            <text:p text:style-name="P46">Función</text:p>
          </table:table-cell>
          <table:table-cell table:style-name="Tabla8.A1" office:value-type="string">
            <text:p text:style-name="P46">Observación</text:p>
          </table:table-cell>
          <table:table-cell table:style-name="Tabla8.F1" office:value-type="string">
            <text:p text:style-name="P46">Tipo eléctrico</text:p>
          </table:table-cell>
        </table:table-row>
        <table:table-row>
          <table:table-cell table:style-name="Tabla8.A2" table:number-rows-spanned="10" office:value-type="string">
            <text:p text:style-name="P53">DB<text:span text:style-name="T18">9</text:span> a <text:span text:style-name="T8">chasis</text:span></text:p>
          </table:table-cell>
          <table:table-cell table:style-name="Tabla8.A2" table:number-rows-spanned="10" office:value-type="string">
            <text:p text:style-name="P55">Macho</text:p>
          </table:table-cell>
          <table:table-cell table:style-name="Tabla8.C2" office:value-type="string">
            <text:p text:style-name="P54">1</text:p>
          </table:table-cell>
          <table:table-cell table:style-name="Tabla8.D2" office:value-type="string">
            <text:p text:style-name="P46">-</text:p>
          </table:table-cell>
          <table:table-cell table:style-name="Tabla8.E2" office:value-type="string">
            <text:p text:style-name="P46">-</text:p>
          </table:table-cell>
          <table:table-cell table:style-name="Tabla8.F2" office:value-type="string">
            <text:p text:style-name="P46">-</text:p>
          </table:table-cell>
        </table:table-row>
        <table:table-row>
          <table:covered-table-cell/>
          <table:covered-table-cell/>
          <table:table-cell table:style-name="Tabla8.C3" office:value-type="string">
            <text:p text:style-name="P54">2</text:p>
          </table:table-cell>
          <table:table-cell table:style-name="Tabla8.D3" office:value-type="string">
            <text:p text:style-name="P46">SGN <text:span text:style-name="T7">blanco</text:span></text:p>
          </table:table-cell>
          <table:table-cell table:style-name="Tabla8.E3" office:value-type="string">
            <text:p text:style-name="P46">-</text:p>
          </table:table-cell>
          <table:table-cell table:style-name="Tabla8.F3" office:value-type="string">
            <text:p text:style-name="P46">señal</text:p>
          </table:table-cell>
        </table:table-row>
        <table:table-row>
          <table:covered-table-cell/>
          <table:covered-table-cell/>
          <table:table-cell table:style-name="Tabla8.C4" office:value-type="string">
            <text:p text:style-name="P54">3</text:p>
          </table:table-cell>
          <table:table-cell table:style-name="Tabla8.D4" office:value-type="string">
            <text:p text:style-name="P54">SGN negro</text:p>
          </table:table-cell>
          <table:table-cell table:style-name="Tabla8.E4" office:value-type="string">
            <text:p text:style-name="P54">-</text:p>
          </table:table-cell>
          <table:table-cell table:style-name="Tabla8.F4" office:value-type="string">
            <text:p text:style-name="P46">señal</text:p>
          </table:table-cell>
        </table:table-row>
        <table:table-row>
          <table:covered-table-cell/>
          <table:covered-table-cell/>
          <table:table-cell table:style-name="Tabla8.C5" office:value-type="string">
            <text:p text:style-name="P54">4</text:p>
          </table:table-cell>
          <table:table-cell table:style-name="Tabla8.D5" office:value-type="string">
            <text:p text:style-name="P54">-</text:p>
          </table:table-cell>
          <table:table-cell table:style-name="Tabla8.E5" office:value-type="string">
            <text:p text:style-name="P46">-</text:p>
          </table:table-cell>
          <table:table-cell table:style-name="Tabla8.F5" office:value-type="string">
            <text:p text:style-name="P46">-</text:p>
          </table:table-cell>
        </table:table-row>
        <table:table-row>
          <table:covered-table-cell/>
          <table:covered-table-cell/>
          <table:table-cell table:style-name="Tabla8.C6" office:value-type="string">
            <text:p text:style-name="P54">5</text:p>
          </table:table-cell>
          <table:table-cell table:style-name="Tabla8.D6" office:value-type="string">
            <text:p text:style-name="P54">-</text:p>
          </table:table-cell>
          <table:table-cell table:style-name="Tabla8.E6" office:value-type="string">
            <text:p text:style-name="P46">-</text:p>
          </table:table-cell>
          <table:table-cell table:style-name="Tabla8.F6" office:value-type="string">
            <text:p text:style-name="P46">-</text:p>
          </table:table-cell>
        </table:table-row>
        <table:table-row>
          <table:covered-table-cell/>
          <table:covered-table-cell/>
          <table:table-cell table:style-name="Tabla8.C7" office:value-type="string">
            <text:p text:style-name="P54">6</text:p>
          </table:table-cell>
          <table:table-cell table:style-name="Tabla8.D7" office:value-type="string">
            <text:p text:style-name="P54">-</text:p>
          </table:table-cell>
          <table:table-cell table:style-name="Tabla8.E7" office:value-type="string">
            <text:p text:style-name="P46">-</text:p>
          </table:table-cell>
          <table:table-cell table:style-name="Tabla8.F7" office:value-type="string">
            <text:p text:style-name="P46">-</text:p>
          </table:table-cell>
        </table:table-row>
        <table:table-row>
          <table:covered-table-cell/>
          <table:covered-table-cell/>
          <table:table-cell table:style-name="Tabla8.C8" office:value-type="string">
            <text:p text:style-name="P54">7</text:p>
          </table:table-cell>
          <table:table-cell table:style-name="Tabla8.D8" office:value-type="string">
            <text:p text:style-name="P54">-</text:p>
          </table:table-cell>
          <table:table-cell table:style-name="Tabla8.E8" office:value-type="string">
            <text:p text:style-name="P46">-</text:p>
          </table:table-cell>
          <table:table-cell table:style-name="Tabla8.F8" office:value-type="string">
            <text:p text:style-name="P46">-</text:p>
          </table:table-cell>
        </table:table-row>
        <table:table-row>
          <table:covered-table-cell/>
          <table:covered-table-cell/>
          <table:table-cell table:style-name="Tabla8.C9" office:value-type="string">
            <text:p text:style-name="P54">8</text:p>
          </table:table-cell>
          <table:table-cell table:style-name="Tabla8.D9" office:value-type="string">
            <text:p text:style-name="P54">-</text:p>
          </table:table-cell>
          <table:table-cell table:style-name="Tabla8.E9" office:value-type="string">
            <text:p text:style-name="P46">-</text:p>
          </table:table-cell>
          <table:table-cell table:style-name="Tabla8.F9" office:value-type="string">
            <text:p text:style-name="P46">-</text:p>
          </table:table-cell>
        </table:table-row>
        <table:table-row>
          <table:covered-table-cell/>
          <table:covered-table-cell/>
          <table:table-cell table:style-name="Tabla8.C10" office:value-type="string">
            <text:p text:style-name="P54">9</text:p>
          </table:table-cell>
          <table:table-cell table:style-name="Tabla8.D10" office:value-type="string">
            <text:p text:style-name="P54">-</text:p>
          </table:table-cell>
          <table:table-cell table:style-name="Tabla8.E10" office:value-type="string">
            <text:p text:style-name="P46">-</text:p>
          </table:table-cell>
          <table:table-cell table:style-name="Tabla8.F10" office:value-type="string">
            <text:p text:style-name="P46">-</text:p>
          </table:table-cell>
        </table:table-row>
        <table:table-row>
          <table:covered-table-cell/>
          <table:covered-table-cell/>
          <table:table-cell table:style-name="Tabla8.C11" office:value-type="string">
            <text:p text:style-name="P54">Carcaza</text:p>
          </table:table-cell>
          <table:table-cell table:style-name="Tabla8.D11" office:value-type="string">
            <text:p text:style-name="P54">Malla</text:p>
          </table:table-cell>
          <table:table-cell table:style-name="Tabla8.E11" office:value-type="string">
            <text:p text:style-name="P46">-</text:p>
          </table:table-cell>
          <table:table-cell table:style-name="Tabla8.F11" office:value-type="string">
            <text:p text:style-name="P46">-</text:p>
          </table:table-cell>
        </table:table-row>
      </table:table>
      <text:p text:style-name="P6"/>
      <text:p text:style-name="P25">Detalle de cable</text:p>
      <text:p text:style-name="P25">Tipo: <text:span text:style-name="T8">bifilar 1mm2 mallado</text:span></text:p>
      <text:p text:style-name="P40"><text:span text:style-name="T8">Interfaz eléctrica entre o</text:span>sciloscopio y PCB ensayo</text:p>
      <text:p text:style-name="P7"/>
      <text:p text:style-name="P7">Descripción narrativa</text:p>
      <text:p text:style-name="P30">En este caso la interfaz eléctrica que une ambos puertos ya está definida por la punta de osciloscopio. Por lo cual el trabajo de coordinación está relacionado con la definición del puerto en PCB.</text:p>
      <text:p text:style-name="P7"/>
      <text:p text:style-name="P7">Resumen</text:p>
      <text:p text:style-name="P15"/>
      <text:p text:style-name="P19">Puerto <text:span text:style-name="T5">de osciloscopio punta 1</text:span></text:p>
      <text:p text:style-name="P19"/>
      <table:table table:name="Tabla9" table:style-name="Tabla9">
        <table:table-column table:style-name="Tabla9.A"/>
        <table:table-column table:style-name="Tabla9.B"/>
        <table:table-column table:style-name="Tabla9.C"/>
        <table:table-column table:style-name="Tabla9.B"/>
        <table:table-column table:style-name="Tabla9.C"/>
        <table:table-column table:style-name="Tabla9.F"/>
        <table:table-row>
          <table:table-cell table:style-name="Tabla9.A1" office:value-type="string">
            <text:p text:style-name="P47">Tipo de conector</text:p>
          </table:table-cell>
          <table:table-cell table:style-name="Tabla9.A1" office:value-type="string">
            <text:p text:style-name="P47">Género</text:p>
          </table:table-cell>
          <table:table-cell table:style-name="Tabla9.A1" office:value-type="string">
            <text:p text:style-name="P47">Nro. de pin</text:p>
          </table:table-cell>
          <table:table-cell table:style-name="Tabla9.A1" office:value-type="string">
            <text:p text:style-name="P47">Función</text:p>
          </table:table-cell>
          <table:table-cell table:style-name="Tabla9.A1" office:value-type="string">
            <text:p text:style-name="P47">Observación</text:p>
          </table:table-cell>
          <table:table-cell table:style-name="Tabla9.F1" office:value-type="string">
            <text:p text:style-name="P47">Tipo eléctrico</text:p>
          </table:table-cell>
        </table:table-row>
        <table:table-row>
          <table:table-cell table:style-name="Tabla9.A2" table:number-rows-spanned="2" office:value-type="string">
            <text:p text:style-name="P47">BNC a chasis</text:p>
          </table:table-cell>
          <table:table-cell table:style-name="Tabla9.A2" table:number-rows-spanned="2" office:value-type="string">
            <text:p text:style-name="P47">Hembra</text:p>
          </table:table-cell>
          <table:table-cell table:style-name="Tabla9.A2" office:value-type="string">
            <text:p text:style-name="P47">1</text:p>
          </table:table-cell>
          <table:table-cell table:style-name="Tabla9.A2" office:value-type="string">
            <text:p text:style-name="P56">V<text:span text:style-name="T9">GEN</text:span></text:p>
          </table:table-cell>
          <table:table-cell table:style-name="Tabla9.A2" office:value-type="string">
            <text:p text:style-name="P56">Tensión de generador</text:p>
          </table:table-cell>
          <table:table-cell table:style-name="Tabla9.F2" office:value-type="string">
            <text:p text:style-name="P47">señal</text:p>
          </table:table-cell>
        </table:table-row>
        <table:table-row>
          <table:covered-table-cell/>
          <table:covered-table-cell/>
          <table:table-cell table:style-name="Tabla9.A2" office:value-type="string">
            <text:p text:style-name="P47">2</text:p>
          </table:table-cell>
          <table:table-cell table:style-name="Tabla9.A2" office:value-type="string">
            <text:p text:style-name="P58">GND<text:span text:style-name="T9">GEN</text:span></text:p>
          </table:table-cell>
          <table:table-cell table:style-name="Tabla9.A2" office:value-type="string">
            <text:p text:style-name="P56">Referencia generador</text:p>
          </table:table-cell>
          <table:table-cell table:style-name="Tabla9.F2" office:value-type="string">
            <text:p text:style-name="P47">señal</text:p>
          </table:table-cell>
        </table:table-row>
      </table:table>
      <text:p text:style-name="P19"/>
      <text:p text:style-name="P32">Puerto de PCB punta 1</text:p>
      <text:p text:style-name="P32"/>
      <table:table table:name="Tabla10" table:style-name="Tabla10">
        <table:table-column table:style-name="Tabla10.A"/>
        <table:table-column table:style-name="Tabla10.B"/>
        <table:table-column table:style-name="Tabla10.C"/>
        <table:table-column table:style-name="Tabla10.B"/>
        <table:table-column table:style-name="Tabla10.C"/>
        <table:table-column table:style-name="Tabla10.F"/>
        <table:table-row>
          <table:table-cell table:style-name="Tabla10.A1" office:value-type="string">
            <text:p text:style-name="P48">Tipo de conector</text:p>
          </table:table-cell>
          <table:table-cell table:style-name="Tabla10.A1" office:value-type="string">
            <text:p text:style-name="P48">Género</text:p>
          </table:table-cell>
          <table:table-cell table:style-name="Tabla10.A1" office:value-type="string">
            <text:p text:style-name="P48">Nro. de pin</text:p>
          </table:table-cell>
          <table:table-cell table:style-name="Tabla10.A1" office:value-type="string">
            <text:p text:style-name="P48">Función</text:p>
          </table:table-cell>
          <table:table-cell table:style-name="Tabla10.A1" office:value-type="string">
            <text:p text:style-name="P48">Observación</text:p>
          </table:table-cell>
          <table:table-cell table:style-name="Tabla10.F1" office:value-type="string">
            <text:p text:style-name="P48">Tipo eléctrico</text:p>
          </table:table-cell>
        </table:table-row>
        <table:table-row>
          <table:table-cell table:style-name="Tabla10.A2" table:number-rows-spanned="2" office:value-type="string">
            <text:p text:style-name="P58">Pines a PCB</text:p>
          </table:table-cell>
          <table:table-cell table:style-name="Tabla10.A2" table:number-rows-spanned="2" office:value-type="string">
            <text:p text:style-name="P58">Macho</text:p>
          </table:table-cell>
          <table:table-cell table:style-name="Tabla10.A2" office:value-type="string">
            <text:p text:style-name="P48">1</text:p>
          </table:table-cell>
          <table:table-cell table:style-name="Tabla10.A2" office:value-type="string">
            <text:p text:style-name="P57">V<text:span text:style-name="T9">GEN</text:span></text:p>
          </table:table-cell>
          <table:table-cell table:style-name="Tabla10.A2" office:value-type="string">
            <text:p text:style-name="P57">Tensión de generador</text:p>
          </table:table-cell>
          <table:table-cell table:style-name="Tabla10.F2" office:value-type="string">
            <text:p text:style-name="P48">señal</text:p>
          </table:table-cell>
        </table:table-row>
        <table:table-row>
          <table:covered-table-cell/>
          <table:covered-table-cell/>
          <table:table-cell table:style-name="Tabla10.A2" office:value-type="string">
            <text:p text:style-name="P48">2</text:p>
          </table:table-cell>
          <table:table-cell table:style-name="Tabla10.A2" office:value-type="string">
            <text:p text:style-name="P58">GND<text:span text:style-name="T9">GEN</text:span></text:p>
          </table:table-cell>
          <table:table-cell table:style-name="Tabla10.A2" office:value-type="string">
            <text:p text:style-name="P57">Referencia generador</text:p>
          </table:table-cell>
          <table:table-cell table:style-name="Tabla10.F2" office:value-type="string">
            <text:p text:style-name="P48">señal</text:p>
          </table:table-cell>
        </table:table-row>
      </table:table>
      <text:p text:style-name="P33"/>
      <text:p text:style-name="P27">Interfaz definida</text:p>
      <text:p text:style-name="P27"/>
      <text:p text:style-name="P27">Puerto a <text:span text:style-name="T12">osciloscopio punta 1</text:span></text:p>
      <text:p text:style-name="P27"/>
      <table:table table:name="Tabla11" table:style-name="Tabla11">
        <table:table-column table:style-name="Tabla11.A"/>
        <table:table-column table:style-name="Tabla11.B"/>
        <table:table-column table:style-name="Tabla11.C"/>
        <table:table-column table:style-name="Tabla11.B"/>
        <table:table-column table:style-name="Tabla11.C"/>
        <table:table-column table:style-name="Tabla11.F"/>
        <table:table-row>
          <table:table-cell table:style-name="Tabla11.A1" office:value-type="string">
            <text:p text:style-name="P48">Tipo de conector</text:p>
          </table:table-cell>
          <table:table-cell table:style-name="Tabla11.A1" office:value-type="string">
            <text:p text:style-name="P48">Género</text:p>
          </table:table-cell>
          <table:table-cell table:style-name="Tabla11.A1" office:value-type="string">
            <text:p text:style-name="P48">Nro. de pin</text:p>
          </table:table-cell>
          <table:table-cell table:style-name="Tabla11.A1" office:value-type="string">
            <text:p text:style-name="P48">Función</text:p>
          </table:table-cell>
          <table:table-cell table:style-name="Tabla11.A1" office:value-type="string">
            <text:p text:style-name="P48">Observación</text:p>
          </table:table-cell>
          <table:table-cell table:style-name="Tabla11.F1" office:value-type="string">
            <text:p text:style-name="P48">Tipo eléctrico</text:p>
          </table:table-cell>
        </table:table-row>
        <table:table-row>
          <table:table-cell table:style-name="Tabla11.A2" table:number-rows-spanned="2" office:value-type="string">
            <text:p text:style-name="P48">BNC a <text:span text:style-name="T6">cable</text:span></text:p>
          </table:table-cell>
          <table:table-cell table:style-name="Tabla11.A2" table:number-rows-spanned="2" office:value-type="string">
            <text:p text:style-name="P50">Macho</text:p>
          </table:table-cell>
          <table:table-cell table:style-name="Tabla11.A2" office:value-type="string">
            <text:p text:style-name="P48">1</text:p>
          </table:table-cell>
          <table:table-cell table:style-name="Tabla11.A2" office:value-type="string">
            <text:p text:style-name="P57">V<text:span text:style-name="T9">GEN</text:span></text:p>
          </table:table-cell>
          <table:table-cell table:style-name="Tabla11.A2" office:value-type="string">
            <text:p text:style-name="P57">Tensión de generador</text:p>
          </table:table-cell>
          <table:table-cell table:style-name="Tabla11.F2" office:value-type="string">
            <text:p text:style-name="P48">señal</text:p>
          </table:table-cell>
        </table:table-row>
        <table:table-row>
          <table:covered-table-cell/>
          <table:covered-table-cell/>
          <table:table-cell table:style-name="Tabla11.A2" office:value-type="string">
            <text:p text:style-name="P48">2</text:p>
          </table:table-cell>
          <table:table-cell table:style-name="Tabla11.A2" office:value-type="string">
            <text:p text:style-name="P58">GND<text:span text:style-name="T9">GEN</text:span></text:p>
          </table:table-cell>
          <table:table-cell table:style-name="Tabla11.A2" office:value-type="string">
            <text:p text:style-name="P57">Referencia generador</text:p>
          </table:table-cell>
          <table:table-cell table:style-name="Tabla11.F2" office:value-type="string">
            <text:p text:style-name="P48">señal</text:p>
          </table:table-cell>
        </table:table-row>
      </table:table>
      <text:p text:style-name="P8"/>
      <text:p text:style-name="P27">Puerto a PCB</text:p>
      <text:p text:style-name="P27"/>
      <table:table table:name="Tabla12" table:style-name="Tabla12">
        <table:table-column table:style-name="Tabla12.A"/>
        <table:table-column table:style-name="Tabla12.B"/>
        <table:table-column table:style-name="Tabla12.C"/>
        <table:table-column table:style-name="Tabla12.B"/>
        <table:table-column table:style-name="Tabla12.C"/>
        <table:table-column table:style-name="Tabla12.F"/>
        <table:table-row>
          <table:table-cell table:style-name="Tabla12.A1" office:value-type="string">
            <text:p text:style-name="P48">Tipo de conector</text:p>
          </table:table-cell>
          <table:table-cell table:style-name="Tabla12.A1" office:value-type="string">
            <text:p text:style-name="P48">Género</text:p>
          </table:table-cell>
          <table:table-cell table:style-name="Tabla12.A1" office:value-type="string">
            <text:p text:style-name="P48">Nro. de pin</text:p>
          </table:table-cell>
          <table:table-cell table:style-name="Tabla12.A1" office:value-type="string">
            <text:p text:style-name="P48">Función</text:p>
          </table:table-cell>
          <table:table-cell table:style-name="Tabla12.A1" office:value-type="string">
            <text:p text:style-name="P48">Observación</text:p>
          </table:table-cell>
          <table:table-cell table:style-name="Tabla12.F1" office:value-type="string">
            <text:p text:style-name="P48">Tipo eléctrico</text:p>
          </table:table-cell>
        </table:table-row>
        <table:table-row>
          <table:table-cell table:style-name="Tabla12.A2" table:number-rows-spanned="2" office:value-type="string">
            <text:p text:style-name="P58">Contacto de punta de osciloscopio</text:p>
          </table:table-cell>
          <table:table-cell table:style-name="Tabla12.A2" table:number-rows-spanned="2" office:value-type="string">
            <text:p text:style-name="P50"/>
          </table:table-cell>
          <table:table-cell table:style-name="Tabla12.A2" office:value-type="string">
            <text:p text:style-name="P48">1</text:p>
          </table:table-cell>
          <table:table-cell table:style-name="Tabla12.A2" office:value-type="string">
            <text:p text:style-name="P57">V<text:span text:style-name="T9">GEN</text:span></text:p>
          </table:table-cell>
          <table:table-cell table:style-name="Tabla12.A2" office:value-type="string">
            <text:p text:style-name="P57">Tensión de generador</text:p>
          </table:table-cell>
          <table:table-cell table:style-name="Tabla12.F2" office:value-type="string">
            <text:p text:style-name="P48">señal</text:p>
          </table:table-cell>
        </table:table-row>
        <table:table-row>
          <table:covered-table-cell/>
          <table:covered-table-cell/>
          <table:table-cell table:style-name="Tabla12.A2" office:value-type="string">
            <text:p text:style-name="P48">2</text:p>
          </table:table-cell>
          <table:table-cell table:style-name="Tabla12.A2" office:value-type="string">
            <text:p text:style-name="P58">GND<text:span text:style-name="T9">GEN</text:span></text:p>
          </table:table-cell>
          <table:table-cell table:style-name="Tabla12.A2" office:value-type="string">
            <text:p text:style-name="P57">Referencia generador</text:p>
          </table:table-cell>
          <table:table-cell table:style-name="Tabla12.F2" office:value-type="string">
            <text:p text:style-name="P48">señal</text:p>
          </table:table-cell>
        </table:table-row>
      </table:table>
      <text:p text:style-name="P8"/>
      <text:p text:style-name="P27"><text:soft-page-break/>Detalle de cable</text:p>
      <text:p text:style-name="P27">Tipo: -</text:p>
      <text:p text:style-name="P8">Descripción narrativa</text:p>
      <text:p text:style-name="P32">Ahora se realiza la misma descripción pero para la punta nro 2 del osciloscopio</text:p>
      <text:p text:style-name="P8"/>
      <text:p text:style-name="P8">Resumen</text:p>
      <text:p text:style-name="P16"/>
      <text:p text:style-name="P20">Puerto <text:span text:style-name="T5">de osciloscopio punta 2</text:span></text:p>
      <text:p text:style-name="P20"/>
      <table:table table:name="Tabla13" table:style-name="Tabla13">
        <table:table-column table:style-name="Tabla13.A"/>
        <table:table-column table:style-name="Tabla13.B"/>
        <table:table-column table:style-name="Tabla13.C"/>
        <table:table-column table:style-name="Tabla13.B"/>
        <table:table-column table:style-name="Tabla13.C"/>
        <table:table-column table:style-name="Tabla13.F"/>
        <table:table-row>
          <table:table-cell table:style-name="Tabla13.A1" office:value-type="string">
            <text:p text:style-name="P48">Tipo de conector</text:p>
          </table:table-cell>
          <table:table-cell table:style-name="Tabla13.A1" office:value-type="string">
            <text:p text:style-name="P48">Género</text:p>
          </table:table-cell>
          <table:table-cell table:style-name="Tabla13.A1" office:value-type="string">
            <text:p text:style-name="P48">Nro. de pin</text:p>
          </table:table-cell>
          <table:table-cell table:style-name="Tabla13.A1" office:value-type="string">
            <text:p text:style-name="P48">Función</text:p>
          </table:table-cell>
          <table:table-cell table:style-name="Tabla13.A1" office:value-type="string">
            <text:p text:style-name="P48">Observación</text:p>
          </table:table-cell>
          <table:table-cell table:style-name="Tabla13.F1" office:value-type="string">
            <text:p text:style-name="P48">Tipo eléctrico</text:p>
          </table:table-cell>
        </table:table-row>
        <table:table-row>
          <table:table-cell table:style-name="Tabla13.A2" table:number-rows-spanned="2" office:value-type="string">
            <text:p text:style-name="P48">BNC a chasis</text:p>
          </table:table-cell>
          <table:table-cell table:style-name="Tabla13.A2" table:number-rows-spanned="2" office:value-type="string">
            <text:p text:style-name="P48">Hembra</text:p>
          </table:table-cell>
          <table:table-cell table:style-name="Tabla13.A2" office:value-type="string">
            <text:p text:style-name="P48">1</text:p>
          </table:table-cell>
          <table:table-cell table:style-name="Tabla13.A2" office:value-type="string">
            <text:p text:style-name="P57">V<text:span text:style-name="T10">ZS1</text:span></text:p>
          </table:table-cell>
          <table:table-cell table:style-name="Tabla13.A2" office:value-type="string">
            <text:p text:style-name="P57">Tensión <text:span text:style-name="T11">de sensor</text:span></text:p>
          </table:table-cell>
          <table:table-cell table:style-name="Tabla13.F2" office:value-type="string">
            <text:p text:style-name="P48">señal</text:p>
          </table:table-cell>
        </table:table-row>
        <table:table-row>
          <table:covered-table-cell/>
          <table:covered-table-cell/>
          <table:table-cell table:style-name="Tabla13.A2" office:value-type="string">
            <text:p text:style-name="P48">2</text:p>
          </table:table-cell>
          <table:table-cell table:style-name="Tabla13.A2" office:value-type="string">
            <text:p text:style-name="P58">GND<text:span text:style-name="T9">GEN</text:span></text:p>
          </table:table-cell>
          <table:table-cell table:style-name="Tabla13.A2" office:value-type="string">
            <text:p text:style-name="P57">Referencia generador</text:p>
          </table:table-cell>
          <table:table-cell table:style-name="Tabla13.F2" office:value-type="string">
            <text:p text:style-name="P48">señal</text:p>
          </table:table-cell>
        </table:table-row>
      </table:table>
      <text:p text:style-name="P20"/>
      <text:p text:style-name="P32">Puerto de PCB punta 2</text:p>
      <text:p text:style-name="P32"/>
      <table:table table:name="Tabla14" table:style-name="Tabla14">
        <table:table-column table:style-name="Tabla14.A"/>
        <table:table-column table:style-name="Tabla14.B"/>
        <table:table-column table:style-name="Tabla14.C"/>
        <table:table-column table:style-name="Tabla14.B"/>
        <table:table-column table:style-name="Tabla14.C"/>
        <table:table-column table:style-name="Tabla14.F"/>
        <table:table-row>
          <table:table-cell table:style-name="Tabla14.A1" office:value-type="string">
            <text:p text:style-name="P48">Tipo de conector</text:p>
          </table:table-cell>
          <table:table-cell table:style-name="Tabla14.A1" office:value-type="string">
            <text:p text:style-name="P48">Género</text:p>
          </table:table-cell>
          <table:table-cell table:style-name="Tabla14.A1" office:value-type="string">
            <text:p text:style-name="P48">Nro. de pin</text:p>
          </table:table-cell>
          <table:table-cell table:style-name="Tabla14.A1" office:value-type="string">
            <text:p text:style-name="P48">Función</text:p>
          </table:table-cell>
          <table:table-cell table:style-name="Tabla14.A1" office:value-type="string">
            <text:p text:style-name="P48">Observación</text:p>
          </table:table-cell>
          <table:table-cell table:style-name="Tabla14.F1" office:value-type="string">
            <text:p text:style-name="P48">Tipo eléctrico</text:p>
          </table:table-cell>
        </table:table-row>
        <table:table-row>
          <table:table-cell table:style-name="Tabla14.A2" table:number-rows-spanned="2" office:value-type="string">
            <text:p text:style-name="P58">Pines a PCB</text:p>
          </table:table-cell>
          <table:table-cell table:style-name="Tabla14.A2" table:number-rows-spanned="2" office:value-type="string">
            <text:p text:style-name="P58">Macho</text:p>
          </table:table-cell>
          <table:table-cell table:style-name="Tabla14.A2" office:value-type="string">
            <text:p text:style-name="P48">1</text:p>
          </table:table-cell>
          <table:table-cell table:style-name="Tabla14.A2" office:value-type="string">
            <text:p text:style-name="P57">V<text:span text:style-name="T10">ZS1</text:span></text:p>
          </table:table-cell>
          <table:table-cell table:style-name="Tabla14.A2" office:value-type="string">
            <text:p text:style-name="P57">Tensión <text:span text:style-name="T11">de sensor</text:span></text:p>
          </table:table-cell>
          <table:table-cell table:style-name="Tabla14.F2" office:value-type="string">
            <text:p text:style-name="P48">señal</text:p>
          </table:table-cell>
        </table:table-row>
        <table:table-row>
          <table:covered-table-cell/>
          <table:covered-table-cell/>
          <table:table-cell table:style-name="Tabla14.A2" office:value-type="string">
            <text:p text:style-name="P48">2</text:p>
          </table:table-cell>
          <table:table-cell table:style-name="Tabla14.A2" office:value-type="string">
            <text:p text:style-name="P58">GND<text:span text:style-name="T9">GEN</text:span></text:p>
          </table:table-cell>
          <table:table-cell table:style-name="Tabla14.A2" office:value-type="string">
            <text:p text:style-name="P57">Referencia generador</text:p>
          </table:table-cell>
          <table:table-cell table:style-name="Tabla14.F2" office:value-type="string">
            <text:p text:style-name="P48">señal</text:p>
          </table:table-cell>
        </table:table-row>
      </table:table>
      <text:p text:style-name="P33"/>
      <text:p text:style-name="P27">Interfaz definida</text:p>
      <text:p text:style-name="P27"/>
      <text:p text:style-name="P27">Puerto a <text:span text:style-name="T12">osciloscopio punta 2</text:span></text:p>
      <text:p text:style-name="P27"/>
      <table:table table:name="Tabla15" table:style-name="Tabla15">
        <table:table-column table:style-name="Tabla15.A"/>
        <table:table-column table:style-name="Tabla15.B"/>
        <table:table-column table:style-name="Tabla15.C"/>
        <table:table-column table:style-name="Tabla15.B"/>
        <table:table-column table:style-name="Tabla15.C"/>
        <table:table-column table:style-name="Tabla15.F"/>
        <table:table-row>
          <table:table-cell table:style-name="Tabla15.A1" office:value-type="string">
            <text:p text:style-name="P48">Tipo de conector</text:p>
          </table:table-cell>
          <table:table-cell table:style-name="Tabla15.A1" office:value-type="string">
            <text:p text:style-name="P48">Género</text:p>
          </table:table-cell>
          <table:table-cell table:style-name="Tabla15.A1" office:value-type="string">
            <text:p text:style-name="P48">Nro. de pin</text:p>
          </table:table-cell>
          <table:table-cell table:style-name="Tabla15.A1" office:value-type="string">
            <text:p text:style-name="P48">Función</text:p>
          </table:table-cell>
          <table:table-cell table:style-name="Tabla15.A1" office:value-type="string">
            <text:p text:style-name="P48">Observación</text:p>
          </table:table-cell>
          <table:table-cell table:style-name="Tabla15.F1" office:value-type="string">
            <text:p text:style-name="P48">Tipo eléctrico</text:p>
          </table:table-cell>
        </table:table-row>
        <table:table-row>
          <table:table-cell table:style-name="Tabla15.A2" table:number-rows-spanned="2" office:value-type="string">
            <text:p text:style-name="P48">BNC a <text:span text:style-name="T6">cable</text:span></text:p>
          </table:table-cell>
          <table:table-cell table:style-name="Tabla15.A2" table:number-rows-spanned="2" office:value-type="string">
            <text:p text:style-name="P50">Macho</text:p>
          </table:table-cell>
          <table:table-cell table:style-name="Tabla15.A2" office:value-type="string">
            <text:p text:style-name="P48">1</text:p>
          </table:table-cell>
          <table:table-cell table:style-name="Tabla15.A2" office:value-type="string">
            <text:p text:style-name="P57">V<text:span text:style-name="T10">ZS1</text:span></text:p>
          </table:table-cell>
          <table:table-cell table:style-name="Tabla15.A2" office:value-type="string">
            <text:p text:style-name="P57">Tensión <text:span text:style-name="T11">de sensor</text:span></text:p>
          </table:table-cell>
          <table:table-cell table:style-name="Tabla15.F2" office:value-type="string">
            <text:p text:style-name="P48">señal</text:p>
          </table:table-cell>
        </table:table-row>
        <table:table-row>
          <table:covered-table-cell/>
          <table:covered-table-cell/>
          <table:table-cell table:style-name="Tabla15.A2" office:value-type="string">
            <text:p text:style-name="P48">2</text:p>
          </table:table-cell>
          <table:table-cell table:style-name="Tabla15.A2" office:value-type="string">
            <text:p text:style-name="P58">GND<text:span text:style-name="T9">GEN</text:span></text:p>
          </table:table-cell>
          <table:table-cell table:style-name="Tabla15.A2" office:value-type="string">
            <text:p text:style-name="P57">Referencia generador</text:p>
          </table:table-cell>
          <table:table-cell table:style-name="Tabla15.F2" office:value-type="string">
            <text:p text:style-name="P48">señal</text:p>
          </table:table-cell>
        </table:table-row>
      </table:table>
      <text:p text:style-name="P8"/>
      <text:p text:style-name="P27">Puerto a PCB</text:p>
      <text:p text:style-name="P27"/>
      <table:table table:name="Tabla16" table:style-name="Tabla16">
        <table:table-column table:style-name="Tabla16.A"/>
        <table:table-column table:style-name="Tabla16.B"/>
        <table:table-column table:style-name="Tabla16.C"/>
        <table:table-column table:style-name="Tabla16.B"/>
        <table:table-column table:style-name="Tabla16.C"/>
        <table:table-column table:style-name="Tabla16.F"/>
        <table:table-row>
          <table:table-cell table:style-name="Tabla16.A1" office:value-type="string">
            <text:p text:style-name="P48">Tipo de conector</text:p>
          </table:table-cell>
          <table:table-cell table:style-name="Tabla16.A1" office:value-type="string">
            <text:p text:style-name="P48">Género</text:p>
          </table:table-cell>
          <table:table-cell table:style-name="Tabla16.A1" office:value-type="string">
            <text:p text:style-name="P48">Nro. de pin</text:p>
          </table:table-cell>
          <table:table-cell table:style-name="Tabla16.A1" office:value-type="string">
            <text:p text:style-name="P48">Función</text:p>
          </table:table-cell>
          <table:table-cell table:style-name="Tabla16.A1" office:value-type="string">
            <text:p text:style-name="P48">Observación</text:p>
          </table:table-cell>
          <table:table-cell table:style-name="Tabla16.F1" office:value-type="string">
            <text:p text:style-name="P48">Tipo eléctrico</text:p>
          </table:table-cell>
        </table:table-row>
        <table:table-row>
          <table:table-cell table:style-name="Tabla16.A2" table:number-rows-spanned="2" office:value-type="string">
            <text:p text:style-name="P58">Contacto de punta de osciloscopio</text:p>
          </table:table-cell>
          <table:table-cell table:style-name="Tabla16.A2" table:number-rows-spanned="2" office:value-type="string">
            <text:p text:style-name="P50"/>
          </table:table-cell>
          <table:table-cell table:style-name="Tabla16.A2" office:value-type="string">
            <text:p text:style-name="P48">1</text:p>
          </table:table-cell>
          <table:table-cell table:style-name="Tabla16.A2" office:value-type="string">
            <text:p text:style-name="P57">V<text:span text:style-name="T10">ZS1</text:span></text:p>
          </table:table-cell>
          <table:table-cell table:style-name="Tabla16.A2" office:value-type="string">
            <text:p text:style-name="P57">Tensión <text:span text:style-name="T11">de sensor</text:span></text:p>
          </table:table-cell>
          <table:table-cell table:style-name="Tabla16.F2" office:value-type="string">
            <text:p text:style-name="P48">señal</text:p>
          </table:table-cell>
        </table:table-row>
        <table:table-row>
          <table:covered-table-cell/>
          <table:covered-table-cell/>
          <table:table-cell table:style-name="Tabla16.A2" office:value-type="string">
            <text:p text:style-name="P48">2</text:p>
          </table:table-cell>
          <table:table-cell table:style-name="Tabla16.A2" office:value-type="string">
            <text:p text:style-name="P58">GND<text:span text:style-name="T9">GEN</text:span></text:p>
          </table:table-cell>
          <table:table-cell table:style-name="Tabla16.A2" office:value-type="string">
            <text:p text:style-name="P57">Referencia generador</text:p>
          </table:table-cell>
          <table:table-cell table:style-name="Tabla16.F2" office:value-type="string">
            <text:p text:style-name="P48">señal</text:p>
          </table:table-cell>
        </table:table-row>
      </table:table>
      <text:p text:style-name="P8"/>
      <text:p text:style-name="P27">Detalle de cable</text:p>
      <text:p text:style-name="P27">Tipo: -</text:p>
      <text:p text:style-name="P27"><text:soft-page-break/></text:p>
      <text:p text:style-name="P41"><text:span text:style-name="T8">Interfaz eléctrica entre tester</text:span> y PCB ensayo</text:p>
      <text:p text:style-name="P9"/>
      <text:p text:style-name="P9">Descripción narrativa</text:p>
      <text:p text:style-name="P31">En este caso la interfaz eléctrica que une ambos puertos ya está definida por la<text:span text:style-name="T12">s puntas de medición del tester</text:span>. Por lo cual el trabajo de coordinación está relacionado con la definición del puerto en PCB.</text:p>
      <text:p text:style-name="P31"/>
      <text:p text:style-name="P42"><text:span text:style-name="T14">Interfaz </text:span>Grounding a PCB</text:p>
      <text:p text:style-name="P2"/>
      <text:p text:style-name="P34">Todas las interfaces y dispositivos utilizados deberán contar con una referencia al potencial de tierra.</text:p>
      <text:p text:style-name="P34"/>
      <text:p text:style-name="P34">PCB</text:p>
      <text:p text:style-name="P34">El contacto de este dispositivo con el grounding será al terminal de GND<text:span text:style-name="T9">GEN</text:span><text:span text:style-name="T15">. Dicho potencial se distribuye por todas las interfaces, como quedó definido anteriormente. De la misma manera los dispositvos como el generador y osciloscopio están referidos al mismo potencial.</text:span></text:p>
      <text:p text:style-name="P35"/>
      <text:p text:style-name="P36">Generador de señales y osciloscopio</text:p>
      <text:p text:style-name="P36">Ya tienen incorporado su política de grounding, a la cual me adapto.</text:p>
      <text:p text:style-name="P36"/>
      <text:p text:style-name="P36">Tester</text:p>
      <text:p text:style-name="P36">No necesita referencia de grounding pero igualmente toma la misma referencia para medir.</text:p>
      <text:p text:style-name="P36"/>
      <text:p text:style-name="P36">Sensores</text:p>
      <text:p text:style-name="P36">Debo verificar que el banco de balanceo se encuentre conectado al potencial de tier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9T06:45:02.332519532</meta:creation-date>
    <dc:date>2019-08-02T06:50:45.451759185</dc:date>
    <meta:editing-duration>PT1H38M52S</meta:editing-duration>
    <meta:editing-cycles>7</meta:editing-cycles>
    <meta:generator>LibreOffice/5.1.6.2$Linux_X86_64 LibreOffice_project/10m0$Build-2</meta:generator>
    <meta:document-statistic meta:table-count="16" meta:image-count="0" meta:object-count="0" meta:page-count="9" meta:paragraph-count="455" meta:word-count="1168" meta:character-count="6020" meta:non-whitespace-character-count="5314"/>
  </office:meta>
</office:document-meta>
</file>